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Tms Rmn1" svg:font-family="'Tms Rmn'" style:font-family-generic="roman"/>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margin-left="0.5in" fo:margin-right="0in" fo:text-indent="0in" style:auto-text-indent="false"/>
      <style:text-properties fo:font-style="italic" style:font-style-asian="italic" style:font-style-complex="italic"/>
    </style:style>
    <style:style style:name="P3" style:family="paragraph" style:parent-style-name="Standard">
      <style:paragraph-properties fo:margin-left="0.5in" fo:margin-right="0in" fo:text-align="start" style:justify-single-word="false" fo:text-indent="0in" style:auto-text-indent="false" style:text-autospace="none"/>
      <style:text-properties style:font-name="Courier" fo:font-size="10pt" fo:font-style="italic" style:font-name-asian="Courier" style:font-size-asian="10pt" style:font-style-asian="italic" style:font-name-complex="Courier" style:font-size-complex="10pt" style:font-style-complex="italic"/>
    </style:style>
    <style:style style:name="P4" style:family="paragraph" style:parent-style-name="Standard">
      <style:paragraph-properties fo:margin-left="0.5in" fo:margin-right="0in" fo:text-indent="0in" style:auto-text-indent="false"/>
      <style:text-properties fo:font-style="normal" style:font-style-asian="normal" style:font-style-complex="normal"/>
    </style:style>
    <style:style style:name="P5" style:family="paragraph" style:parent-style-name="Standard">
      <style:paragraph-properties fo:margin-left="0.5in" fo:margin-right="0in" fo:text-indent="0in" style:auto-text-indent="false"/>
      <style:text-properties fo:font-style="normal" fo:font-weight="normal" style:font-style-asian="normal" style:font-weight-asian="normal" style:font-style-complex="normal" style:font-weight-complex="normal"/>
    </style:style>
    <style:style style:name="P6" style:family="paragraph" style:parent-style-name="Standard">
      <style:paragraph-properties fo:margin-left="0.5in" fo:margin-right="0in" fo:text-indent="0in" style:auto-text-indent="false"/>
      <style:text-properties fo:color="#000000" style:font-name="Times New Roman" fo:font-style="italic" fo:font-weight="normal" style:font-name-asian="Courier" style:font-style-asian="italic" style:font-weight-asian="normal" style:font-name-complex="Courier" style:font-style-complex="italic" style:font-weight-complex="normal"/>
    </style:style>
    <style:style style:name="P7" style:family="paragraph" style:parent-style-name="Standard">
      <style:paragraph-properties fo:margin-left="0.5in" fo:margin-right="0in" fo:text-indent="0in" style:auto-text-indent="false" style:text-autospace="none"/>
      <style:text-properties style:font-name="TimesNewRomanPSMT" fo:font-size="12pt" style:font-name-asian="TimesNewRomanPSMT" style:font-size-asian="12pt" style:font-name-complex="TimesNewRomanPSMT" style:font-size-complex="12pt"/>
    </style:style>
    <style:style style:name="P8" style:family="paragraph" style:parent-style-name="Preformatted_20_Text">
      <style:paragraph-properties fo:margin-left="0.5in" fo:margin-right="0in" fo:margin-top="0in" fo:margin-bottom="0.1965in" fo:text-indent="0in" style:auto-text-indent="false"/>
    </style:style>
    <style:style style:name="P9" style:family="paragraph" style:parent-style-name="List_20_Number">
      <style:paragraph-properties fo:margin-left="0.5in" fo:margin-right="0in" fo:text-indent="0in" style:auto-text-indent="false"/>
    </style:style>
    <style:style style:name="P10" style:family="paragraph" style:parent-style-name="Text_20_body">
      <style:paragraph-properties fo:margin-left="0.5in" fo:margin-right="0in" fo:margin-top="0in" fo:margin-bottom="0in" fo:text-indent="0in" style:auto-text-indent="false"/>
    </style:style>
    <style:style style:name="P11" style:family="paragraph" style:parent-style-name="Text_20_body">
      <style:paragraph-properties fo:margin-left="0.5in" fo:margin-right="0in" fo:margin-top="0in" fo:margin-bottom="0in" fo:text-indent="0in" style:auto-text-indent="false"/>
      <style:text-properties style:font-name="Times New Roman" fo:font-style="italic" fo:font-weight="normal" style:font-name-asian="Courier" style:font-style-asian="italic" style:font-weight-asian="normal" style:font-name-complex="Courier" style:font-style-complex="italic" style:font-weight-complex="normal"/>
    </style:style>
    <style:style style:name="P12" style:family="paragraph" style:parent-style-name="Text_20_body">
      <style:paragraph-properties fo:margin-left="0.5in" fo:margin-right="0in" fo:margin-top="0in" fo:margin-bottom="0in" fo:text-indent="0in" style:auto-text-indent="false"/>
      <style:text-properties style:font-name="TimesNewRomanPSMT" fo:font-size="12pt" fo:font-style="italic" fo:font-weight="normal" style:font-name-asian="TimesNewRomanPSMT" style:font-size-asian="12pt" style:font-style-asian="italic" style:font-weight-asian="normal" style:font-name-complex="TimesNewRomanPSMT" style:font-size-complex="12pt" style:font-style-complex="italic" style:font-weight-complex="normal"/>
    </style:style>
    <style:style style:name="P13" style:family="paragraph" style:parent-style-name="Text_20_body">
      <style:paragraph-properties fo:margin-left="0.5in" fo:margin-right="0in" fo:text-indent="0in" style:auto-text-indent="false"/>
      <style:text-properties style:font-name="Times New Roman"/>
    </style:style>
    <style:style style:name="P14" style:family="paragraph" style:parent-style-name="Text_20_body">
      <style:paragraph-properties fo:margin-left="0in" fo:margin-right="0in" fo:text-indent="0in" style:auto-text-indent="false"/>
    </style:style>
    <style:style style:name="P15"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6" style:family="paragraph" style:parent-style-name="Text_20_body">
      <style:paragraph-properties fo:margin-left="0in" fo:margin-right="0in" fo:text-indent="0in" style:auto-text-indent="false"/>
      <style:text-properties fo:color="#000000" style:font-name="Tms Rmn"/>
    </style:style>
    <style:style style:name="P17" style:family="paragraph" style:parent-style-name="Text_20_body">
      <style:paragraph-properties fo:margin-left="0in" fo:margin-right="0in" fo:text-indent="0in" style:auto-text-indent="false"/>
      <style:text-properties style:font-name="Times New Roman"/>
    </style:style>
    <style:style style:name="P18"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19" style:family="paragraph" style:parent-style-name="Body_20_Text_20_First_20_Indent">
      <style:paragraph-properties fo:margin-left="0in" fo:margin-right="0in" fo:text-align="center" style:justify-single-word="false" fo:text-indent="0in" style:auto-text-indent="false"/>
      <style:text-properties fo:color="#000000" fo:font-size="13pt" fo:font-weight="bold" style:font-size-asian="13pt" style:font-weight-asian="bold" style:font-size-complex="13pt" style:font-weight-complex="bold"/>
    </style:style>
    <style:style style:name="P20"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Times New Roman" fo:font-size="12pt" style:font-size-asian="12pt" style:font-size-complex="12pt"/>
    </style:style>
    <style:style style:name="P21" style:family="paragraph" style:parent-style-name="Text_20_body">
      <style:paragraph-properties fo:margin-left="0in" fo:margin-right="0in" fo:margin-top="0in" fo:margin-bottom="0in" fo:text-indent="0in" style:auto-text-indent="false"/>
    </style:style>
    <style:style style:name="P22" style:family="paragraph" style:parent-style-name="Text_20_body">
      <style:paragraph-properties fo:margin-left="0in" fo:margin-right="0in" fo:margin-top="0in" fo:margin-bottom="0in" fo:text-indent="0in" style:auto-text-indent="false"/>
      <style:text-properties style:font-name="Times New Roman" fo:font-size="12pt" style:font-size-asian="12pt" style:font-size-complex="12pt"/>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text-indent="0in" style:auto-text-indent="false"/>
      <style:text-properties fo:font-style="normal" style:font-style-asian="normal" style:font-style-complex="normal"/>
    </style:style>
    <style:style style:name="P25" style:family="paragraph" style:parent-style-name="Standard">
      <style:paragraph-properties fo:margin-left="0in" fo:margin-right="0in" fo:text-indent="0in" style:auto-text-indent="false"/>
      <style:text-properties fo:font-style="normal" fo:font-weight="normal" style:font-name-asian="TimesNewRomanPSMT" style:font-style-asian="normal" style:font-weight-asian="normal" style:font-name-complex="TimesNewRomanPSMT" style:font-style-complex="normal" style:font-weight-complex="normal"/>
    </style:style>
    <style:style style:name="P26" style:family="paragraph" style:parent-style-name="Standard">
      <style:paragraph-properties fo:margin-left="0in" fo:margin-right="0in" fo:text-indent="0in" style:auto-text-indent="false"/>
      <style:text-properties style:text-underline-style="none"/>
    </style:style>
    <style:style style:name="P27" style:family="paragraph" style:parent-style-name="Standard">
      <style:paragraph-properties fo:margin-left="0in" fo:margin-right="0in" fo:text-indent="0in" style:auto-text-indent="false"/>
      <style:text-properties fo:color="#000000"/>
    </style:style>
    <style:style style:name="P28" style:family="paragraph" style:parent-style-name="Standard">
      <style:paragraph-properties fo:margin-left="0in" fo:margin-right="0in" fo:text-indent="0in" style:auto-text-indent="false"/>
      <style:text-properties fo:color="#000000" fo:font-style="normal" fo:font-weight="normal"/>
    </style:style>
    <style:style style:name="P29" style:family="paragraph" style:parent-style-name="Standard">
      <style:paragraph-properties fo:margin-left="0in" fo:margin-right="0in" fo:text-indent="0in" style:auto-text-indent="false"/>
      <style:text-properties fo:color="#000000" fo:font-style="normal" fo:font-weight="normal" style:font-name-asian="Helv" style:font-style-asian="normal" style:font-weight-asian="normal" style:font-name-complex="Helv" style:font-style-complex="normal" style:font-weight-complex="normal"/>
    </style:style>
    <style:style style:name="P30" style:family="paragraph" style:parent-style-name="Standard">
      <style:paragraph-properties fo:margin-left="0in" fo:margin-right="0in" fo:text-indent="0in" style:auto-text-indent="false"/>
      <style:text-properties fo:color="#000000" fo:font-style="normal" fo:font-weight="normal" style:font-name-asian="TimesNewRomanPSMT" style:font-style-asian="normal" style:font-weight-asian="normal" style:font-name-complex="TimesNewRomanPSMT" style:font-style-complex="normal" style:font-weight-complex="normal"/>
    </style:style>
    <style:style style:name="P31" style:family="paragraph" style:parent-style-name="Standard">
      <style:paragraph-properties fo:margin-left="0in" fo:margin-right="0in" fo:text-indent="0in" style:auto-text-indent="false"/>
      <style:text-properties fo:color="#000000" fo:font-style="normal" fo:font-weight="normal" style:font-style-asian="normal" style:font-weight-asian="normal" style:font-style-complex="normal" style:font-weight-complex="normal"/>
    </style:style>
    <style:style style:name="P32" style:family="paragraph" style:parent-style-name="Standard">
      <style:paragraph-properties fo:margin-left="0in" fo:margin-right="0in" fo:text-indent="0in" style:auto-text-indent="false"/>
      <style:text-properties fo:color="#000000" fo:font-style="normal" style:text-underline-style="solid" style:text-underline-width="auto" style:text-underline-color="font-color" fo:font-weight="normal"/>
    </style:style>
    <style:style style:name="P33" style:family="paragraph" style:parent-style-name="Standard">
      <style:paragraph-properties fo:margin-left="0in" fo:margin-right="0in" fo:text-indent="0in" style:auto-text-indent="false"/>
      <style:text-properties fo:color="#000000" fo:font-style="normal" style:text-underline-style="none" fo:font-weight="normal"/>
    </style:style>
    <style:style style:name="P34" style:family="paragraph" style:parent-style-name="Standard">
      <style:paragraph-properties fo:margin-left="0in" fo:margin-right="0in" fo:text-indent="0in" style:auto-text-indent="false"/>
      <style:text-properties fo:color="#000000" fo:font-weight="normal" style:font-weight-asian="normal" style:font-weight-complex="normal"/>
    </style:style>
    <style:style style:name="P35" style:family="paragraph" style:parent-style-name="Standard">
      <style:paragraph-properties fo:margin-left="0in" fo:margin-right="0in" fo:text-indent="0in" style:auto-text-indent="false"/>
      <style:text-properties fo:color="#000000" style:font-name="TimesNewRomanPSMT"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36" style:family="paragraph" style:parent-style-name="Standard">
      <style:paragraph-properties fo:margin-left="0in" fo:margin-right="0in" fo:text-indent="0in" style:auto-text-indent="false"/>
      <style:text-properties fo:color="#000000" style:font-name="Times New Roman" fo:font-style="normal" fo:font-weight="normal" style:font-name-asian="Courier" style:font-style-asian="normal" style:font-weight-asian="normal" style:font-name-complex="Courier" style:font-style-complex="normal" style:font-weight-complex="normal"/>
    </style:style>
    <style:style style:name="P37" style:family="paragraph" style:parent-style-name="Standard">
      <style:paragraph-properties fo:margin-left="0in" fo:margin-right="0in" fo:text-indent="0in" style:auto-text-indent="false"/>
      <style:text-properties fo:font-style="italic" fo:font-weight="normal" style:font-style-asian="italic" style:font-weight-asian="normal" style:font-style-complex="italic" style:font-weight-complex="normal"/>
    </style:style>
    <style:style style:name="P38" style:family="paragraph" style:parent-style-name="Standard">
      <style:paragraph-properties fo:margin-left="0in" fo:margin-right="0in" fo:text-indent="0in" style:auto-text-indent="false"/>
      <style:text-properties style:font-name="TimesNewRomanPSMT" fo:font-size="12pt" fo:font-style="italic" style:font-name-asian="TimesNewRomanPSMT" style:font-size-asian="12pt" style:font-style-asian="italic" style:font-name-complex="TimesNewRomanPSMT" style:font-size-complex="12pt" style:font-style-complex="italic"/>
    </style:style>
    <style:style style:name="P39" style:family="paragraph" style:parent-style-name="Code">
      <style:paragraph-properties fo:margin-left="0in" fo:margin-right="0in" fo:text-indent="0in" style:auto-text-indent="false"/>
      <style:text-properties style:font-name="Times New Roman" fo:font-size="12pt" style:font-size-asian="12pt" style:font-size-complex="12pt"/>
    </style:style>
    <style:style style:name="P40" style:family="paragraph" style:parent-style-name="Code">
      <style:paragraph-properties fo:margin-left="0in" fo:margin-right="0in" fo:text-indent="0in" style:auto-text-indent="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41" style:family="paragraph" style:parent-style-name="List_20_Number">
      <style:paragraph-properties fo:margin-left="0in" fo:margin-right="0in" fo:text-indent="0in" style:auto-text-indent="false"/>
    </style:style>
    <style:style style:name="P42" style:family="paragraph" style:parent-style-name="Text_20_body">
      <style:paragraph-properties fo:margin-left="1in" fo:margin-right="0in" fo:margin-top="0in" fo:margin-bottom="0in" fo:text-indent="0in" style:auto-text-indent="false"/>
    </style:style>
    <style:style style:name="P43" style:family="paragraph" style:parent-style-name="List_20_Number">
      <style:paragraph-properties fo:margin-left="1in" fo:margin-right="0in" fo:text-indent="0in" style:auto-text-indent="false"/>
    </style:style>
    <style:style style:name="P44" style:family="paragraph" style:parent-style-name="List_20_Number">
      <style:paragraph-properties fo:margin-left="1in" fo:margin-right="0in" fo:text-indent="0in" style:auto-text-indent="false"/>
      <style:text-properties fo:font-style="italic" fo:font-weight="bold" style:font-style-asian="italic" style:font-weight-asian="bold" style:font-weight-complex="bold"/>
    </style:style>
    <style:style style:name="P45" style:family="paragraph" style:parent-style-name="List_20_Number">
      <style:paragraph-properties fo:margin-left="1in" fo:margin-right="0in" fo:text-indent="0in" style:auto-text-indent="false"/>
      <style:text-properties fo:font-style="italic" style:font-style-asian="italic"/>
    </style:style>
    <style:style style:name="P46" style:family="paragraph" style:parent-style-name="List_20_Number">
      <style:paragraph-properties fo:margin-left="1in" fo:margin-right="0in" fo:text-indent="0in" style:auto-text-indent="false"/>
      <style:text-properties fo:color="#000000" fo:font-style="italic" style:font-style-asian="italic"/>
    </style:style>
    <style:style style:name="P47" style:family="paragraph" style:parent-style-name="List_20_Number">
      <style:paragraph-properties fo:margin-left="1in" fo:margin-right="0in" fo:text-indent="0in" style:auto-text-indent="false" fo:padding="0.0291in" fo:border-left="none" fo:border-right="none" fo:border-top="none" fo:border-bottom="0.0008in solid #000000" style:join-border="false"/>
    </style:style>
    <style:style style:name="P48"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49" style:family="paragraph" style:parent-style-name="Standard">
      <style:text-properties fo:color="#000000"/>
    </style:style>
    <style:style style:name="P50" style:family="paragraph" style:parent-style-name="Standard">
      <style:text-properties fo:color="#000000" fo:font-weight="bold" style:font-weight-asian="bold" style:font-weight-complex="bold"/>
    </style:style>
    <style:style style:name="P51" style:family="paragraph" style:parent-style-name="Standard">
      <style:text-properties fo:color="#000000" fo:font-weight="normal" style:font-weight-asian="normal" style:font-weight-complex="normal"/>
    </style:style>
    <style:style style:name="P52" style:family="paragraph" style:parent-style-name="Standard">
      <style:text-properties fo:color="#000000" fo:font-style="italic" fo:font-weight="normal" style:font-style-asian="italic" style:font-weight-asian="normal" style:font-style-complex="italic" style:font-weight-complex="normal"/>
    </style:style>
    <style:style style:name="P53" style:family="paragraph" style:parent-style-name="Standard">
      <style:text-properties fo:color="#000000" fo:font-style="normal" fo:font-weight="normal" style:font-style-asian="normal" style:font-weight-asian="normal" style:font-style-complex="normal" style:font-weight-complex="normal"/>
    </style:style>
    <style:style style:name="P54" style:family="paragraph" style:parent-style-name="Standard">
      <style:text-properties fo:color="#000000" fo:font-style="normal" fo:font-weight="normal" style:font-name-asian="Helv" style:font-style-asian="normal" style:font-weight-asian="normal" style:font-name-complex="Helv" style:font-style-complex="normal" style:font-weight-complex="normal"/>
    </style:style>
    <style:style style:name="P55" style:family="paragraph" style:parent-style-name="Standard">
      <style:paragraph-properties style:text-autospace="none"/>
      <style:text-properties fo:color="#000000" style:font-name="Times New Roman" fo:font-style="italic" fo:font-weight="normal" style:font-name-asian="Courier" style:font-style-asian="italic" style:font-weight-asian="normal" style:font-name-complex="Courier" style:font-style-complex="italic" style:font-weight-complex="normal"/>
    </style:style>
    <style:style style:name="P56" style:family="paragraph" style:parent-style-name="Standard">
      <style:text-properties fo:font-weight="normal" style:font-weight-asian="normal" style:font-weight-complex="normal"/>
    </style:style>
    <style:style style:name="P57" style:family="paragraph" style:parent-style-name="Standard">
      <style:text-properties fo:font-style="italic" style:font-style-asian="italic" style:font-style-complex="italic"/>
    </style:style>
    <style:style style:name="P58" style:family="paragraph" style:parent-style-name="Standard">
      <style:text-properties fo:font-style="italic" fo:font-weight="normal" style:font-style-asian="italic" style:font-weight-asian="normal" style:font-style-complex="italic" style:font-weight-complex="normal"/>
    </style:style>
    <style:style style:name="P59" style:family="paragraph" style:parent-style-name="Standard">
      <style:text-properties fo:font-style="normal" style:font-style-asian="normal" style:font-style-complex="normal"/>
    </style:style>
    <style:style style:name="P60" style:family="paragraph" style:parent-style-name="Standard">
      <style:text-properties style:text-underline-style="solid" style:text-underline-width="auto" style:text-underline-color="font-color"/>
    </style:style>
    <style:style style:name="P61" style:family="paragraph" style:parent-style-name="Standard">
      <style:paragraph-properties fo:text-align="start" style:justify-single-word="false" style:text-autospace="none"/>
      <style:text-properties style:font-name="TimesNewRomanPS-BoldMT" fo:font-size="10pt" style:font-name-asian="TimesNewRomanPS-BoldMT" style:font-size-asian="10pt" style:font-name-complex="TimesNewRomanPS-BoldMT" style:font-size-complex="10pt"/>
    </style:style>
    <style:style style:name="P62" style:family="paragraph" style:parent-style-name="Standard">
      <style:text-properties style:font-name="TimesNewRomanPSMT" fo:font-size="12pt" style:font-name-asian="TimesNewRomanPSMT" style:font-size-asian="12pt" style:font-name-complex="TimesNewRomanPSMT" style:font-size-complex="12pt"/>
    </style:style>
    <style:style style:name="P63"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64"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65" style:family="paragraph" style:parent-style-name="Standard">
      <style:paragraph-properties style:text-autospace="none"/>
      <style:text-properties style:font-name="TimesNewRomanPSMT" fo:font-size="12pt" fo:font-style="italic" style:font-name-asian="TimesNewRomanPSMT" style:font-size-asian="12pt" style:font-style-asian="italic" style:font-name-complex="TimesNewRomanPSMT" style:font-size-complex="12pt" style:font-style-complex="italic"/>
    </style:style>
    <style:style style:name="P66" style:family="paragraph" style:parent-style-name="Standard">
      <style:paragraph-properties fo:text-align="start" style:justify-single-word="false" style:text-autospace="none"/>
    </style:style>
    <style:style style:name="P67" style:family="paragraph" style:parent-style-name="Standard">
      <style:paragraph-properties style:text-autospace="none"/>
    </style:style>
    <style:style style:name="P68" style:family="paragraph" style:parent-style-name="Standard">
      <style:text-properties fo:color="#ff0000" fo:font-style="normal" fo:font-weight="normal" style:font-name-asian="Helv" style:font-style-asian="normal" style:font-weight-asian="normal" style:font-name-complex="Helv" style:font-style-complex="normal" style:font-weight-complex="normal"/>
    </style:style>
    <style:style style:name="P69" style:family="paragraph" style:parent-style-name="Standard">
      <style:text-properties style:font-name="Courier" fo:font-size="10pt" fo:font-style="italic" style:font-name-asian="Courier" style:font-size-asian="10pt" style:font-style-asian="italic" style:font-name-complex="Courier" style:font-size-complex="10pt" style:font-style-complex="italic"/>
    </style:style>
    <style:style style:name="P70" style:family="paragraph" style:parent-style-name="Standard">
      <style:text-properties style:font-name="Arial" fo:font-size="14pt" style:font-name-asian="TimesNewRomanPSMT" style:font-size-asian="14pt" style:font-name-complex="TimesNewRomanPSMT" style:font-size-complex="14pt"/>
    </style:style>
    <style:style style:name="P71" style:family="paragraph" style:parent-style-name="Text_20_body">
      <style:text-properties style:font-name="Tms Rmn"/>
    </style:style>
    <style:style style:name="P72" style:family="paragraph" style:parent-style-name="Text_20_body">
      <style:text-properties style:font-name="Tms Rmn" fo:font-weight="bold" style:font-weight-asian="bold" style:font-weight-complex="bold"/>
    </style:style>
    <style:style style:name="P73" style:family="paragraph" style:parent-style-name="Text_20_body">
      <style:text-properties fo:color="#ff0000" fo:font-weight="bold" style:font-weight-asian="bold" style:font-weight-complex="bold"/>
    </style:style>
    <style:style style:name="P74" style:family="paragraph" style:parent-style-name="Text_20_body">
      <style:text-properties style:font-name-asian="TimesNewRomanPSMT" style:font-name-complex="TimesNewRomanPSMT"/>
    </style:style>
    <style:style style:name="P75" style:family="paragraph" style:parent-style-name="Standard">
      <style:paragraph-properties fo:margin-left="-0.022in" fo:margin-right="0in" fo:text-indent="0in" style:auto-text-indent="false"/>
      <style:text-properties fo:color="#000000" style:font-name="Arial" fo:font-style="normal" style:font-style-asian="normal" style:font-style-complex="normal"/>
    </style:style>
    <style:style style:name="P76" style:family="paragraph" style:parent-style-name="Standard">
      <style:paragraph-properties fo:margin-left="-0.022in" fo:margin-right="0in" fo:text-indent="0in" style:auto-text-indent="false"/>
      <style:text-properties fo:color="#000000" style:font-name="Arial" fo:font-weight="normal" style:font-weight-asian="normal" style:font-weight-complex="normal"/>
    </style:style>
    <style:style style:name="P77" style:family="paragraph" style:parent-style-name="Standard">
      <style:paragraph-properties fo:margin-left="-0.022in" fo:margin-right="0in" fo:text-indent="0in" style:auto-text-indent="false"/>
      <style:text-properties fo:color="#000000" style:font-name="Arial" fo:font-style="italic" fo:font-weight="normal" style:font-style-asian="italic" style:font-weight-asian="normal" style:font-style-complex="italic" style:font-weight-complex="normal"/>
    </style:style>
    <style:style style:name="P78" style:family="paragraph" style:parent-style-name="Heading_20_2">
      <style:paragraph-properties fo:margin-left="-0.022in" fo:margin-right="0in" fo:text-indent="0in" style:auto-text-indent="false"/>
      <style:text-properties fo:color="#000000" style:font-name="Arial" fo:font-style="italic" style:font-style-asian="italic" style:font-style-complex="italic"/>
    </style:style>
    <style:style style:name="P79" style:family="paragraph" style:parent-style-name="Standard">
      <style:paragraph-properties fo:margin-top="0in" fo:margin-bottom="0.0799in"/>
    </style:style>
    <style:style style:name="P80" style:family="paragraph" style:parent-style-name="Standard">
      <style:paragraph-properties fo:margin-top="0in" fo:margin-bottom="0.0799in"/>
      <style:text-properties style:font-name="Times New Roman" fo:font-size="12pt" style:font-size-asian="12pt" style:font-size-complex="12pt"/>
    </style:style>
    <style:style style:name="P81" style:family="paragraph" style:parent-style-name="Code_20_Indented">
      <style:paragraph-properties fo:margin-top="0in" fo:margin-bottom="0.0799in"/>
      <style:text-properties style:font-name="Times New Roman" fo:font-size="12pt" fo:font-style="italic" style:font-size-asian="12pt" style:font-style-asian="italic" style:font-size-complex="12pt" style:font-style-complex="italic"/>
    </style:style>
    <style:style style:name="P82" style:family="paragraph" style:parent-style-name="Code_20_Indented">
      <style:paragraph-properties fo:margin-top="0in" fo:margin-bottom="0.0799in"/>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83" style:family="paragraph" style:parent-style-name="Text_20_body">
      <style:paragraph-properties fo:margin-top="0in" fo:margin-bottom="0.0799in"/>
    </style:style>
    <style:style style:name="P84" style:family="paragraph" style:parent-style-name="Code">
      <style:text-properties style:font-name="Times New Roman" fo:font-size="12pt" style:font-size-asian="12pt" style:font-size-complex="12pt"/>
    </style:style>
    <style:style style:name="P85" style:family="paragraph" style:parent-style-name="Code">
      <style:paragraph-properties fo:margin-left="0.5in" fo:margin-right="0in" fo:text-indent="-0.2201in" style:auto-text-indent="false"/>
      <style:text-properties style:font-name="Times New Roman" fo:font-size="12pt" fo:font-style="italic" style:font-size-asian="12pt" style:font-style-asian="italic" style:font-size-complex="12pt" style:font-style-complex="italic"/>
    </style:style>
    <style:style style:name="P86" style:family="paragraph" style:parent-style-name="Standard">
      <style:paragraph-properties fo:margin-left="-1in" fo:margin-right="0in" fo:text-indent="0in" style:auto-text-indent="false"/>
      <style:text-properties fo:color="#000000" fo:font-style="italic" fo:font-weight="normal" style:font-style-asian="italic" style:font-weight-asian="normal" style:font-style-complex="italic" style:font-weight-complex="normal"/>
    </style:style>
    <style:style style:name="P87" style:family="paragraph" style:parent-style-name="Table_20_Contents">
      <style:paragraph-properties fo:margin-top="0in" fo:margin-bottom="0.1965in"/>
    </style:style>
    <style:style style:name="P88" style:family="paragraph" style:parent-style-name="Preformatted_20_Text">
      <style:paragraph-properties fo:margin-top="0in" fo:margin-bottom="0.1965in"/>
    </style:style>
    <style:style style:name="P89" style:family="paragraph" style:parent-style-name="Heading_20_1">
      <style:text-properties style:font-name="Times New Roman"/>
    </style:style>
    <style:style style:name="P90" style:family="paragraph" style:parent-style-name="Heading_20_1">
      <style:text-properties fo:color="#000000" fo:font-weight="bold" style:font-weight-asian="bold" style:font-weight-complex="bold"/>
    </style:style>
    <style:style style:name="P91" style:family="paragraph" style:parent-style-name="Heading_20_2">
      <style:text-properties fo:color="#000000" fo:font-weight="bold" style:font-weight-asian="bold" style:font-weight-complex="bold"/>
    </style:style>
    <style:style style:name="P92" style:family="paragraph" style:parent-style-name="Heading_20_2">
      <style:text-properties style:font-name="Arial" fo:font-size="14pt" style:font-name-asian="TimesNewRomanPSMT" style:font-size-asian="14pt" style:font-name-complex="TimesNewRomanPSMT" style:font-size-complex="14pt"/>
    </style:style>
    <style:style style:name="P93" style:family="paragraph" style:parent-style-name="List_20_Number">
      <style:text-properties fo:font-weight="bold" style:font-weight-asian="bold" style:font-weight-complex="bold"/>
    </style:style>
    <style:style style:name="P94" style:family="paragraph" style:parent-style-name="Text_20_body">
      <style:paragraph-properties fo:margin-top="0in" fo:margin-bottom="0in"/>
    </style:style>
    <style:style style:name="P95" style:family="paragraph" style:parent-style-name="Text_20_body">
      <style:paragraph-properties fo:margin-top="0in" fo:margin-bottom="0in"/>
      <style:text-properties style:text-underline-style="solid" style:text-underline-width="auto" style:text-underline-color="font-color"/>
    </style:style>
    <style:style style:name="P96" style:family="paragraph" style:parent-style-name="Standard">
      <style:paragraph-properties fo:margin-top="0in" fo:margin-bottom="0in"/>
      <style:text-properties style:text-underline-style="none"/>
    </style:style>
    <style:style style:name="P97"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98" style:family="paragraph" style:parent-style-name="Contents_20_2">
      <style:paragraph-properties>
        <style:tab-stops>
          <style:tab-stop style:position="5.5252in" style:type="right" style:leader-style="dotted" style:leader-text="."/>
        </style:tab-stops>
      </style:paragraph-properties>
    </style:style>
    <style:style style:name="P99" style:family="paragraph" style:parent-style-name="Contents_20_3">
      <style:paragraph-properties>
        <style:tab-stops>
          <style:tab-stop style:position="5.3583in" style:type="right" style:leader-style="dotted" style:leader-text="."/>
        </style:tab-stops>
      </style:paragraph-properties>
    </style:style>
    <style:style style:name="P100" style:family="paragraph" style:parent-style-name="Standard">
      <style:paragraph-properties fo:margin-left="-0.5in" fo:margin-right="0in" fo:text-indent="0in" style:auto-text-indent="false"/>
      <style:text-properties fo:color="#000000" style:font-name="Times New Roman" fo:font-style="normal" fo:font-weight="normal" style:font-name-asian="Courier" style:font-style-asian="normal" style:font-weight-asian="normal" style:font-name-complex="Courier" style:font-style-complex="normal" style:font-weight-complex="normal"/>
    </style:style>
    <style:style style:name="P101" style:family="paragraph" style:parent-style-name="Standard" style:list-style-name="L1"/>
    <style:style style:name="P102" style:family="paragraph" style:parent-style-name="Standard" style:list-style-name="L1"/>
    <style:style style:name="P103" style:family="paragraph" style:parent-style-name="Standard" style:list-style-name="L1"/>
    <style:style style:name="P104" style:family="paragraph" style:parent-style-name="Standard" style:list-style-name="L1"/>
    <style:style style:name="P105" style:family="paragraph" style:parent-style-name="Standard" style:list-style-name="L1"/>
    <style:style style:name="P106" style:family="paragraph" style:parent-style-name="Standard" style:list-style-name="L1"/>
    <style:style style:name="P107" style:family="paragraph" style:parent-style-name="Standard" style:list-style-name="L1"/>
    <style:style style:name="P108" style:family="paragraph" style:parent-style-name="Standard" style:list-style-name="L1"/>
    <style:style style:name="P109" style:family="paragraph" style:parent-style-name="Standard" style:list-style-name="L2"/>
    <style:style style:name="P110" style:family="paragraph" style:parent-style-name="Standard" style:list-style-name="L2"/>
    <style:style style:name="P111" style:family="paragraph" style:parent-style-name="Standard" style:list-style-name="L2"/>
    <style:style style:name="P112" style:family="paragraph" style:parent-style-name="Standard" style:list-style-name="L3"/>
    <style:style style:name="P113" style:family="paragraph" style:parent-style-name="Standard" style:list-style-name="L3"/>
    <style:style style:name="P114" style:family="paragraph" style:parent-style-name="Standard" style:list-style-name="L3"/>
    <style:style style:name="P115" style:family="paragraph" style:parent-style-name="Standard" style:list-style-name="L3"/>
    <style:style style:name="P116" style:family="paragraph" style:parent-style-name="Standard" style:list-style-name="L9"/>
    <style:style style:name="P117" style:family="paragraph" style:parent-style-name="Standard" style:list-style-name="L9"/>
    <style:style style:name="P118" style:family="paragraph" style:parent-style-name="Standard" style:list-style-name="L9"/>
    <style:style style:name="P119" style:family="paragraph" style:parent-style-name="Standard" style:list-style-name="L9">
      <style:text-properties fo:color="#000000" fo:font-style="normal" fo:font-weight="normal" style:font-name-asian="Helv" style:font-style-asian="normal" style:font-weight-asian="normal" style:font-name-complex="Helv" style:font-style-complex="normal" style:font-weight-complex="normal"/>
    </style:style>
    <style:style style:name="P120" style:family="paragraph" style:parent-style-name="Standard" style:list-style-name="L12">
      <style:text-properties fo:color="#000000"/>
    </style:style>
    <style:style style:name="P121" style:family="paragraph" style:parent-style-name="Standard" style:list-style-name="L12">
      <style:text-properties fo:color="#000000"/>
    </style:style>
    <style:style style:name="P122" style:family="paragraph" style:parent-style-name="Standard" style:list-style-name="L12">
      <style:text-properties fo:color="#000000" style:font-name="Courier" fo:font-size="10pt" fo:font-style="italic" style:font-name-asian="Courier" style:font-size-asian="10pt" style:font-style-asian="italic" style:font-name-complex="Courier" style:font-size-complex="10pt" style:font-style-complex="italic"/>
    </style:style>
    <style:style style:name="P123" style:family="paragraph" style:parent-style-name="Standard" style:list-style-name="L12">
      <style:text-properties fo:color="#000000" fo:font-style="italic" style:font-style-asian="italic" style:font-style-complex="italic"/>
    </style:style>
    <style:style style:name="P124" style:family="paragraph" style:parent-style-name="Standard" style:list-style-name="L14">
      <style:text-properties fo:color="#000000" fo:font-style="italic" style:font-style-asian="italic" style:font-style-complex="italic"/>
    </style:style>
    <style:style style:name="P125" style:family="paragraph" style:parent-style-name="Standard" style:list-style-name="L12">
      <style:text-properties fo:color="#000000" fo:font-style="italic" fo:font-weight="normal" style:font-style-asian="italic" style:font-weight-asian="normal" style:font-style-complex="italic" style:font-weight-complex="normal"/>
    </style:style>
    <style:style style:name="P126" style:family="paragraph" style:parent-style-name="Standard" style:list-style-name="L12">
      <style:text-properties fo:color="#000000" fo:font-style="italic" fo:font-weight="normal" style:font-style-asian="italic" style:font-weight-asian="normal" style:font-style-complex="italic" style:font-weight-complex="normal"/>
    </style:style>
    <style:style style:name="P127" style:family="paragraph" style:parent-style-name="Standard" style:list-style-name="L14">
      <style:text-properties fo:color="#000000" fo:font-style="italic" fo:font-weight="normal" style:font-style-asian="italic" style:font-weight-asian="normal" style:font-style-complex="italic" style:font-weight-complex="normal"/>
    </style:style>
    <style:style style:name="P128" style:family="paragraph" style:parent-style-name="Standard" style:list-style-name="L14">
      <style:text-properties fo:color="#000000" fo:font-style="italic" fo:font-weight="normal" style:font-style-asian="italic" style:font-weight-asian="normal" style:font-style-complex="italic" style:font-weight-complex="normal"/>
    </style:style>
    <style:style style:name="P129" style:family="paragraph" style:parent-style-name="Standard" style:list-style-name="L14">
      <style:text-properties fo:color="#000000"/>
    </style:style>
    <style:style style:name="P130" style:family="paragraph" style:parent-style-name="Standard" style:list-style-name="L14">
      <style:text-properties fo:color="#000000"/>
    </style:style>
    <style:style style:name="P131" style:family="paragraph" style:parent-style-name="Standard" style:list-style-name="L14">
      <style:text-properties fo:color="#000000"/>
    </style:style>
    <style:style style:name="P132" style:family="paragraph" style:parent-style-name="Standard" style:list-style-name="L9"/>
    <style:style style:name="P133" style:family="paragraph" style:parent-style-name="Standard" style:list-style-name="L10"/>
    <style:style style:name="P134" style:family="paragraph" style:parent-style-name="Standard" style:list-style-name="L10"/>
    <style:style style:name="P135" style:family="paragraph" style:parent-style-name="Standard" style:list-style-name="L14">
      <style:text-properties fo:color="#ff0000" fo:font-style="italic" style:font-style-asian="italic" style:font-style-complex="italic"/>
    </style:style>
    <style:style style:name="P136" style:family="paragraph" style:parent-style-name="Standard">
      <style:paragraph-properties style:text-autospace="none"/>
    </style:style>
    <style:style style:name="P137" style:family="paragraph" style:parent-style-name="Standard" style:list-style-name="L4">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38" style:family="paragraph" style:parent-style-name="Standard" style:list-style-name="L12">
      <style:paragraph-properties fo:margin-left="0in" fo:margin-right="0in" fo:text-indent="0in" style:auto-text-indent="false"/>
      <style:text-properties fo:color="#000000"/>
    </style:style>
    <style:style style:name="P139" style:family="paragraph" style:parent-style-name="Standard" style:list-style-name="L12">
      <style:paragraph-properties fo:margin-left="0in" fo:margin-right="0in" fo:text-indent="0in" style:auto-text-indent="false"/>
      <style:text-properties fo:color="#000000"/>
    </style:style>
    <style:style style:name="P140" style:family="paragraph" style:parent-style-name="Standard" style:list-style-name="L12">
      <style:paragraph-properties fo:margin-left="0in" fo:margin-right="0in" fo:text-indent="0in" style:auto-text-indent="false"/>
      <style:text-properties fo:color="#000000" fo:font-style="italic" style:font-style-asian="italic" style:font-style-complex="italic"/>
    </style:style>
    <style:style style:name="P141" style:family="paragraph" style:parent-style-name="Standard" style:list-style-name="L15">
      <style:paragraph-properties fo:margin-left="0in" fo:margin-right="0in" fo:text-indent="0in" style:auto-text-indent="false"/>
      <style:text-properties fo:color="#000000" fo:font-style="normal" fo:font-weight="normal" style:font-style-asian="normal" style:font-weight-asian="normal" style:font-style-complex="normal" style:font-weight-complex="normal"/>
    </style:style>
    <style:style style:name="P142" style:family="paragraph" style:parent-style-name="Standard">
      <style:paragraph-properties fo:margin-left="0in" fo:margin-right="0in" fo:text-indent="0in" style:auto-text-indent="false" style:text-autospace="none"/>
      <style:text-properties style:text-underline-style="solid" style:text-underline-width="auto" style:text-underline-color="font-color"/>
    </style:style>
    <style:style style:name="P143" style:family="paragraph" style:parent-style-name="Standard">
      <style:paragraph-properties fo:margin-left="0in" fo:margin-right="0in" fo:text-indent="0in" style:auto-text-indent="false" style:text-autospace="none"/>
      <style:text-properties fo:font-style="normal" style:text-underline-style="solid" style:text-underline-width="auto" style:text-underline-color="font-color" style:font-style-asian="normal" style:font-style-complex="normal"/>
    </style:style>
    <style:style style:name="P144" style:family="paragraph" style:parent-style-name="Standard" style:list-style-name="L11">
      <style:paragraph-properties fo:margin-left="-0.5in" fo:margin-right="0in" fo:text-indent="0in" style:auto-text-indent="false"/>
      <style:text-properties fo:font-style="normal" style:font-style-asian="normal" style:font-style-complex="normal"/>
    </style:style>
    <style:style style:name="P145" style:family="paragraph" style:parent-style-name="Standard" style:list-style-name="L11">
      <style:paragraph-properties fo:margin-left="-0.5in" fo:margin-right="0in" fo:text-indent="0in" style:auto-text-indent="false"/>
      <style:text-properties fo:font-style="normal" style:font-style-asian="normal" style:font-style-complex="normal"/>
    </style:style>
    <style:style style:name="P146" style:family="paragraph" style:parent-style-name="Standard" style:list-style-name="L13">
      <style:paragraph-properties fo:margin-left="-0.5in" fo:margin-right="0in" fo:text-indent="0in" style:auto-text-indent="false"/>
      <style:text-properties fo:color="#000000" fo:font-style="normal" fo:font-weight="bold" style:font-style-asian="normal" style:font-weight-asian="bold" style:font-style-complex="normal" style:font-weight-complex="bold"/>
    </style:style>
    <style:style style:name="P147" style:family="paragraph" style:parent-style-name="Standard" style:list-style-name="L15">
      <style:paragraph-properties fo:margin-left="-0.5in" fo:margin-right="0in" fo:text-indent="0in" style:auto-text-indent="false"/>
      <style:text-properties fo:color="#000000" fo:font-style="normal" fo:font-weight="bold" style:font-style-asian="normal" style:font-weight-asian="bold" style:font-style-complex="normal" style:font-weight-complex="bold"/>
    </style:style>
    <style:style style:name="P148" style:family="paragraph" style:parent-style-name="Standard" style:list-style-name="L13">
      <style:paragraph-properties fo:margin-left="-0.5in" fo:margin-right="0in" fo:text-indent="0in" style:auto-text-indent="false"/>
      <style:text-properties fo:color="#000000" fo:font-style="normal" fo:font-weight="normal" style:font-name-asian="Helv" style:font-style-asian="normal" style:font-weight-asian="normal" style:font-name-complex="Helv" style:font-style-complex="normal" style:font-weight-complex="normal"/>
    </style:style>
    <style:style style:name="P149" style:family="paragraph" style:parent-style-name="Standard">
      <style:paragraph-properties fo:margin-left="0.5in" fo:margin-right="0in" fo:text-indent="0in" style:auto-text-indent="false"/>
    </style:style>
    <style:style style:name="P150" style:family="paragraph" style:parent-style-name="Standard" style:list-style-name="L12">
      <style:paragraph-properties fo:margin-left="0.5in" fo:margin-right="0in" fo:text-indent="0in" style:auto-text-indent="false"/>
      <style:text-properties fo:color="#000000" fo:font-style="normal" style:font-style-asian="normal" style:font-style-complex="normal"/>
    </style:style>
    <style:style style:name="P151" style:family="paragraph" style:parent-style-name="Standard" style:list-style-name="L14">
      <style:paragraph-properties fo:margin-left="0.5in" fo:margin-right="0in" fo:text-indent="0in" style:auto-text-indent="false"/>
      <style:text-properties fo:color="#000000" fo:font-style="normal" style:font-style-asian="normal" style:font-style-complex="normal"/>
    </style:style>
    <style:style style:name="P152" style:family="paragraph" style:parent-style-name="Standard">
      <style:paragraph-properties fo:margin-left="0.5in" fo:margin-right="0in" fo:text-indent="0in" style:auto-text-indent="false"/>
      <style:text-properties fo:color="#000000" fo:font-style="normal" fo:font-weight="normal" style:font-name-asian="Helv" style:font-style-asian="normal" style:font-weight-asian="normal" style:font-name-complex="Helv" style:font-style-complex="normal" style:font-weight-complex="normal"/>
    </style:style>
    <style:style style:name="P153" style:family="paragraph" style:parent-style-name="Standard">
      <style:paragraph-properties fo:margin-left="0.5in" fo:margin-right="0in" fo:text-indent="0in" style:auto-text-indent="false" style:text-autospace="none"/>
      <style:text-properties fo:color="#000000" fo:font-style="normal" style:text-underline-style="solid" style:text-underline-width="auto" style:text-underline-color="font-color" fo:font-weight="normal" style:font-name-asian="Helv" style:font-style-asian="normal" style:font-weight-asian="normal" style:font-name-complex="Helv" style:font-style-complex="normal" style:font-weight-complex="normal"/>
    </style:style>
    <style:style style:name="P154" style:family="paragraph" style:parent-style-name="Standard" style:list-style-name="L12">
      <style:paragraph-properties fo:margin-left="0.5in" fo:margin-right="0in" fo:text-indent="0in" style:auto-text-indent="false"/>
      <style:text-properties fo:color="#000000"/>
    </style:style>
    <style:style style:name="P155" style:family="paragraph" style:parent-style-name="Standard">
      <style:paragraph-properties fo:margin-left="0.5in" fo:margin-right="0in" fo:text-indent="0in" style:auto-text-indent="false" style:text-autospace="none"/>
      <style:text-properties fo:font-style="normal" style:text-underline-style="solid" style:text-underline-width="auto" style:text-underline-color="font-color" style:font-style-asian="normal" style:font-style-complex="normal"/>
    </style:style>
    <style:style style:name="P156" style:family="paragraph" style:parent-style-name="Text_20_body" style:list-style-name="L8">
      <style:text-properties style:font-name="Times New Roman" fo:font-size="12pt" style:font-size-asian="12pt" style:font-size-complex="12pt"/>
    </style:style>
    <style:style style:name="P157" style:family="paragraph" style:parent-style-name="Text_20_body" style:list-style-name="L8">
      <style:text-properties style:font-name="Times New Roman" fo:font-size="12pt" style:font-size-asian="12pt" style:font-size-complex="12pt"/>
    </style:style>
    <style:style style:name="P158" style:family="paragraph" style:parent-style-name="Text_20_body" style:list-style-name="L8">
      <style:text-properties style:font-name="Times New Roman" fo:font-size="12pt" style:font-size-asian="12pt" style:font-size-complex="12pt"/>
    </style:style>
    <style:style style:name="P159" style:family="paragraph" style:parent-style-name="Text_20_body" style:list-style-name="L8">
      <style:text-properties style:font-name="Times New Roman" fo:font-size="12pt" style:font-size-asian="12pt" style:font-size-complex="12pt"/>
    </style:style>
    <style:style style:name="P160" style:family="paragraph" style:parent-style-name="Text_20_body" style:list-style-name="L8">
      <style:text-properties style:font-name="Times New Roman" fo:font-size="12pt" style:font-size-asian="12pt" style:font-size-complex="12pt"/>
    </style:style>
    <style:style style:name="P161" style:family="paragraph" style:parent-style-name="Text_20_body" style:list-style-name="L8">
      <style:text-properties style:font-name="Times New Roman" fo:font-size="12pt" style:font-size-asian="12pt" style:font-size-complex="12pt"/>
    </style:style>
    <style:style style:name="P162" style:family="paragraph" style:parent-style-name="Text_20_body" style:list-style-name="L8"/>
    <style:style style:name="P163" style:family="paragraph" style:parent-style-name="Text_20_body" style:list-style-name="L8"/>
    <style:style style:name="P164" style:family="paragraph" style:parent-style-name="Text_20_body" style:list-style-name="L16"/>
    <style:style style:name="P165" style:family="paragraph" style:parent-style-name="Text_20_body" style:list-style-name="L16"/>
    <style:style style:name="P166" style:family="paragraph" style:parent-style-name="Text_20_body" style:list-style-name="L16"/>
    <style:style style:name="P167" style:family="paragraph" style:parent-style-name="Text_20_body" style:list-style-name="L16"/>
    <style:style style:name="P168" style:family="paragraph" style:parent-style-name="Text_20_body" style:list-style-name="L16"/>
    <style:style style:name="P169" style:family="paragraph" style:parent-style-name="Text_20_body" style:list-style-name="L16"/>
    <style:style style:name="P170" style:family="paragraph" style:parent-style-name="Text_20_body" style:list-style-name="L16"/>
    <style:style style:name="P171" style:family="paragraph" style:parent-style-name="Text_20_body">
      <style:text-properties fo:font-style="normal" style:font-style-asian="normal" style:font-style-complex="normal"/>
    </style:style>
    <style:style style:name="P172" style:family="paragraph" style:parent-style-name="Text_20_body">
      <style:text-properties style:font-name="TimesNewRomanPSMT" fo:font-size="12pt" style:font-name-asian="TimesNewRomanPSMT" style:font-size-asian="12pt" style:font-name-complex="TimesNewRomanPSMT" style:font-size-complex="12pt"/>
    </style:style>
    <style:style style:name="P173" style:family="paragraph" style:parent-style-name="Text_20_body" style:list-style-name="WW8Num8">
      <style:paragraph-properties fo:margin-left="0in" fo:margin-right="0in" fo:text-indent="0in" style:auto-text-indent="false"/>
      <style:text-properties fo:font-weight="normal" style:font-weight-asian="normal" style:font-weight-complex="normal"/>
    </style:style>
    <style:style style:name="P174"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75" style:family="paragraph" style:parent-style-name="Text_20_body_20_indent" style:list-style-name="L5">
      <style:paragraph-properties fo:margin-left="0in" fo:margin-right="0in" fo:text-indent="0in" style:auto-text-indent="false"/>
      <style:text-properties style:font-name="Times New Roman" fo:font-weight="bold"/>
    </style:style>
    <style:style style:name="P176" style:family="paragraph" style:parent-style-name="Text_20_body_20_indent" style:list-style-name="L6">
      <style:paragraph-properties fo:margin-left="0in" fo:margin-right="0in" fo:text-indent="0in" style:auto-text-indent="false"/>
      <style:text-properties style:font-name="Times New Roman" fo:font-weight="bold"/>
    </style:style>
    <style:style style:name="P177" style:family="paragraph" style:parent-style-name="List_20_Number">
      <style:text-properties fo:font-weight="bold" style:font-weight-asian="bold" style:font-weight-complex="bold"/>
    </style:style>
    <style:style style:name="P178" style:family="paragraph" style:parent-style-name="List_20_Number">
      <style:text-properties fo:font-weight="bold" style:font-weight-asian="bold" style:font-weight-complex="bold"/>
    </style:style>
    <style:style style:name="P179" style:family="paragraph" style:parent-style-name="List_20_Number">
      <style:text-properties fo:font-weight="normal" style:font-weight-asian="normal" style:font-weight-complex="normal"/>
    </style:style>
    <style:style style:name="P180" style:family="paragraph" style:parent-style-name="List_20_Number">
      <style:text-properties fo:font-weight="normal" style:font-weight-asian="normal" style:font-weight-complex="normal"/>
    </style:style>
    <style:style style:name="P181" style:family="paragraph" style:parent-style-name="List_20_Number">
      <style:text-properties fo:font-weight="normal" style:font-weight-asian="normal" style:font-weight-complex="normal"/>
    </style:style>
    <style:style style:name="P182" style:family="paragraph" style:parent-style-name="List_20_Number">
      <style:text-properties fo:font-weight="normal" style:font-weight-asian="normal" style:font-weight-complex="normal"/>
    </style:style>
    <style:style style:name="P183" style:family="paragraph" style:parent-style-name="List_20_Number">
      <style:text-properties fo:font-weight="normal" style:font-weight-asian="normal" style:font-weight-complex="normal"/>
    </style:style>
    <style:style style:name="P184" style:family="paragraph" style:parent-style-name="List_20_Number">
      <style:text-properties fo:color="#000000" fo:font-style="normal" fo:font-weight="normal" style:font-style-asian="normal" style:font-weight-asian="normal" style:font-style-complex="normal" style:font-weight-complex="normal"/>
    </style:style>
    <style:style style:name="P185" style:family="paragraph" style:parent-style-name="List_20_Number">
      <style:text-properties fo:color="#000000" fo:font-style="normal" fo:font-weight="normal" style:font-style-asian="normal" style:font-weight-asian="normal" style:font-style-complex="normal" style:font-weight-complex="normal"/>
    </style:style>
    <style:style style:name="P186" style:family="paragraph" style:parent-style-name="List_20_Number"/>
    <style:style style:name="P187" style:family="paragraph" style:parent-style-name="List_20_Number" style:list-style-name="WW8Num27">
      <style:paragraph-properties fo:margin-left="0.0165in" fo:margin-right="0in" fo:text-indent="0in" style:auto-text-indent="false"/>
    </style:style>
    <style:style style:name="P188" style:family="paragraph" style:parent-style-name="List_20_Number" style:list-style-name="WW8Num27">
      <style:paragraph-properties fo:margin-left="0in" fo:margin-right="0in" fo:text-indent="0in" style:auto-text-indent="false"/>
    </style:style>
    <style:style style:name="P189" style:family="paragraph" style:parent-style-name="List_20_Number" style:list-style-name="WW8Num27">
      <style:paragraph-properties fo:margin-left="0in" fo:margin-right="0in" fo:text-indent="0in" style:auto-text-indent="false"/>
    </style:style>
    <style:style style:name="P190" style:family="paragraph" style:parent-style-name="List_20_Number">
      <style:paragraph-properties fo:margin-left="0in" fo:margin-right="0in" fo:text-indent="0in" style:auto-text-indent="false"/>
      <style:text-properties fo:font-weight="bold" style:font-weight-asian="bold" style:font-weight-complex="bold"/>
    </style:style>
    <style:style style:name="P191" style:family="paragraph" style:parent-style-name="List_20_Number">
      <style:paragraph-properties fo:margin-left="0in" fo:margin-right="0in" fo:text-indent="0in" style:auto-text-indent="false"/>
      <style:text-properties fo:font-weight="bold" style:font-weight-asian="bold" style:font-weight-complex="bold"/>
    </style:style>
    <style:style style:name="P192" style:family="paragraph" style:parent-style-name="List_20_Number">
      <style:paragraph-properties fo:margin-left="0in" fo:margin-right="0in" fo:text-indent="0in" style:auto-text-indent="false"/>
    </style:style>
    <style:style style:name="P193" style:family="paragraph" style:parent-style-name="List_20_Number">
      <style:paragraph-properties fo:margin-left="0in" fo:margin-right="0in" fo:text-indent="0in" style:auto-text-indent="false"/>
    </style:style>
    <style:style style:name="P194" style:family="paragraph" style:parent-style-name="List_20_Number">
      <style:paragraph-properties fo:margin-left="0in" fo:margin-right="0in" fo:text-indent="0in" style:auto-text-indent="false"/>
    </style:style>
    <style:style style:name="P195" style:family="paragraph" style:parent-style-name="List_20_Number" style:list-style-name="WW8Num14">
      <style:paragraph-properties fo:margin-left="0in" fo:margin-right="0in" fo:text-indent="0in" style:auto-text-indent="false"/>
    </style:style>
    <style:style style:name="P196" style:family="paragraph" style:parent-style-name="List_20_Number" style:list-style-name="WW8Num14">
      <style:paragraph-properties fo:margin-left="0in" fo:margin-right="0in" fo:text-indent="0in" style:auto-text-indent="false"/>
    </style:style>
    <style:style style:name="P197" style:family="paragraph" style:parent-style-name="List_20_Number" style:list-style-name="WW8Num14">
      <style:paragraph-properties fo:margin-left="0in" fo:margin-right="0in" fo:text-indent="0in" style:auto-text-indent="false"/>
    </style:style>
    <style:style style:name="P198" style:family="paragraph" style:parent-style-name="List_20_Number" style:list-style-name="WW8Num14">
      <style:paragraph-properties fo:margin-left="0in" fo:margin-right="0in" fo:text-indent="0in" style:auto-text-indent="false"/>
      <style:text-properties fo:color="#000000"/>
    </style:style>
    <style:style style:name="P199" style:family="paragraph" style:parent-style-name="List_20_Number" style:list-style-name="WW8Num14">
      <style:paragraph-properties fo:margin-left="0in" fo:margin-right="0in" fo:text-indent="0in" style:auto-text-indent="false"/>
      <style:text-properties fo:color="#000000"/>
    </style:style>
    <style:style style:name="P200" style:family="paragraph" style:parent-style-name="List_20_Number" style:list-style-name="WW8Num29">
      <style:paragraph-properties fo:margin-left="0in" fo:margin-right="0in" fo:text-indent="0in" style:auto-text-indent="false"/>
    </style:style>
    <style:style style:name="P201" style:family="paragraph" style:parent-style-name="List_20_Number" style:list-style-name="WW8Num29">
      <style:paragraph-properties fo:margin-left="0in" fo:margin-right="0in" fo:text-indent="0in" style:auto-text-indent="false"/>
    </style:style>
    <style:style style:name="P202" style:family="paragraph" style:parent-style-name="List_20_Number">
      <style:paragraph-properties fo:margin-left="0in" fo:margin-right="0in" fo:text-indent="0in" style:auto-text-indent="false"/>
    </style:style>
    <style:style style:name="P203" style:family="paragraph" style:parent-style-name="List_20_Number">
      <style:paragraph-properties fo:margin-left="0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04"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205"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206"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207"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208" style:family="paragraph" style:parent-style-name="List_20_Number">
      <style:paragraph-properties fo:margin-left="0.25in" fo:margin-right="0in" fo:text-indent="0in" style:auto-text-indent="false"/>
    </style:style>
    <style:style style:name="P209" style:family="paragraph" style:parent-style-name="List_20_Number">
      <style:paragraph-properties fo:margin-left="0.25in" fo:margin-right="0in" fo:text-indent="-0.25in" style:auto-text-indent="false"/>
      <style:text-properties fo:color="#000000"/>
    </style:style>
    <style:style style:name="P210" style:family="paragraph" style:parent-style-name="List_20_Number">
      <style:paragraph-properties fo:margin-left="0.25in" fo:margin-right="0in" fo:text-indent="-0.25in" style:auto-text-indent="false"/>
      <style:text-properties fo:color="#000000"/>
    </style:style>
    <style:style style:name="P211" style:family="paragraph" style:parent-style-name="List_20_Number">
      <style:paragraph-properties fo:margin-left="0.25in" fo:margin-right="0in" fo:text-indent="-0.25in" style:auto-text-indent="false"/>
      <style:text-properties fo:color="#000000"/>
    </style:style>
    <style:style style:name="P212" style:family="paragraph" style:parent-style-name="List_20_Number">
      <style:paragraph-properties fo:margin-left="0.25in" fo:margin-right="0in" fo:text-indent="-0.25in" style:auto-text-indent="false"/>
      <style:text-properties fo:color="#000000" style:text-underline-style="none"/>
    </style:style>
    <style:style style:name="P213" style:family="paragraph" style:parent-style-name="List_20_Number">
      <style:paragraph-properties fo:margin-left="0.25in" fo:margin-right="0in" fo:text-indent="-0.25in" style:auto-text-indent="false"/>
      <style:text-properties fo:color="#000000" style:text-underline-style="none"/>
    </style:style>
    <style:style style:name="P214" style:family="paragraph" style:parent-style-name="List_20_Number">
      <style:paragraph-properties fo:margin-left="0.25in" fo:margin-right="0in" fo:text-indent="-0.25in" style:auto-text-indent="false"/>
      <style:text-properties fo:color="#000000" style:text-underline-style="none"/>
    </style:style>
    <style:style style:name="P215" style:family="paragraph" style:parent-style-name="List_20_Number">
      <style:paragraph-properties fo:margin-left="0.25in" fo:margin-right="0in" fo:text-indent="-0.25in" style:auto-text-indent="false"/>
      <style:text-properties fo:color="#000000"/>
    </style:style>
    <style:style style:name="P216" style:family="paragraph" style:parent-style-name="List_20_Number">
      <style:paragraph-properties fo:margin-left="0.25in" fo:margin-right="0in" fo:text-indent="-0.25in" style:auto-text-indent="false"/>
      <style:text-properties fo:color="#000000" fo:font-style="normal" style:text-underline-style="none" fo:font-weight="normal" style:font-style-asian="normal" style:font-weight-asian="normal" style:font-style-complex="normal" style:font-weight-complex="normal"/>
    </style:style>
    <style:style style:name="P217" style:family="paragraph" style:parent-style-name="List_20_Number">
      <style:paragraph-properties fo:margin-left="0.25in" fo:margin-right="0in" fo:text-indent="-0.25in" style:auto-text-indent="false"/>
      <style:text-properties fo:color="#000000" fo:font-style="normal" style:text-underline-style="none" fo:font-weight="normal" style:font-style-asian="normal" style:font-weight-asian="normal" style:font-style-complex="normal" style:font-weight-complex="normal"/>
    </style:style>
    <style:style style:name="P218" style:family="paragraph" style:parent-style-name="List_20_Number">
      <style:paragraph-properties fo:margin-left="0.25in" fo:margin-right="0in" fo:text-indent="-0.25in" style:auto-text-indent="false"/>
      <style:text-properties fo:color="#000000" fo:font-style="normal" style:text-underline-style="none" fo:font-weight="normal" style:font-style-asian="normal" style:font-weight-asian="normal" style:font-style-complex="normal" style:font-weight-complex="normal"/>
    </style:style>
    <style:style style:name="P219" style:family="paragraph" style:parent-style-name="List_20_Number">
      <style:paragraph-properties fo:margin-left="0.25in" fo:margin-right="0in" fo:text-indent="-0.25in" style:auto-text-indent="false"/>
      <style:text-properties fo:color="#000000" fo:font-style="normal" style:text-underline-style="none" fo:font-weight="normal" style:font-style-asian="normal" style:font-weight-asian="normal" style:font-style-complex="normal" style:font-weight-complex="normal"/>
    </style:style>
    <style:style style:name="P220" style:family="paragraph" style:parent-style-name="List_20_Number">
      <style:paragraph-properties fo:margin-left="0.25in" fo:margin-right="0in" fo:text-indent="-0.25in" style:auto-text-indent="false"/>
      <style:text-properties fo:color="#000000" fo:font-style="normal" fo:font-weight="normal" style:font-style-asian="normal" style:font-weight-asian="normal" style:font-style-complex="normal" style:font-weight-complex="normal"/>
    </style:style>
    <style:style style:name="P221" style:family="paragraph" style:parent-style-name="List_20_Number">
      <style:paragraph-properties fo:margin-left="0.25in" fo:margin-right="0in" fo:text-indent="-0.25in" style:auto-text-indent="false"/>
      <style:text-properties fo:color="#000000" fo:font-style="normal" fo:font-weight="normal" style:font-style-asian="normal" style:font-weight-asian="normal" style:font-style-complex="normal" style:font-weight-complex="normal"/>
    </style:style>
    <style:style style:name="P222"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223"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224"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italic" fo:font-weight="bold" style:font-style-asian="italic" style:font-style-complex="italic"/>
    </style:style>
    <style:style style:name="P225"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226"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27"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28"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29"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30"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31"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normal" fo:font-weight="bold" style:font-style-asian="normal" style:font-weight-asian="bold" style:font-style-complex="normal" style:font-weight-complex="bold"/>
    </style:style>
    <style:style style:name="P232"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233"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234"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235"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236"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237"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fo:font-weight="normal" style:font-style-asian="italic" style:font-weight-asian="normal" style:font-style-complex="italic" style:font-weight-complex="normal"/>
    </style:style>
    <style:style style:name="P238"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39" style:family="paragraph" style:parent-style-name="Default_20_Text" style:list-style-name="L12">
      <style:paragraph-properties fo:margin-left="0.5in" fo:margin-right="0in" fo:text-indent="0in" style:auto-text-indent="false"/>
      <style:text-properties fo:color="#000000" fo:font-style="normal" fo:font-weight="normal" style:font-name-asian="Helv" style:font-style-asian="normal" style:font-weight-asian="normal" style:font-name-complex="Helv" style:font-style-complex="normal" style:font-weight-complex="normal"/>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style:font-name-asian="TimesNewRomanPSMT" style:font-style-asian="italic" style:font-weight-asian="normal" style:font-name-complex="TimesNewRomanPSMT" style:font-style-complex="italic" style:font-weight-complex="normal"/>
    </style:style>
    <style:style style:name="T7" style:family="text">
      <style:text-properties fo:font-style="italic" style:text-underline-style="none" fo:font-weight="bold" style:font-style-asian="italic" style:font-weight-asian="bold" style:font-style-complex="italic" style:font-weight-complex="bold"/>
    </style:style>
    <style:style style:name="T8" style:family="text">
      <style:text-properties fo:font-style="italic" style:font-name-asian="TimesNewRomanPSMT" style:font-style-asian="italic" style:font-name-complex="TimesNewRomanPSMT" style:font-style-complex="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style:font-name-asian="TimesNewRomanPS-BoldMT" style:font-weight-asian="bold" style:font-name-complex="TimesNewRomanPS-BoldMT" style:font-weight-complex="bold"/>
    </style:style>
    <style:style style:name="T13" style:family="text">
      <style:text-properties fo:font-weight="bold" style:font-name-asian="TimesNewRomanPSMT" style:font-weight-asian="bold" style:font-name-complex="TimesNewRomanPSMT" style:font-weight-complex="bold"/>
    </style:style>
    <style:style style:name="T14" style:family="text">
      <style:text-properties fo:color="#ff0000"/>
    </style:style>
    <style:style style:name="T15" style:family="text">
      <style:text-properties fo:color="#000000"/>
    </style:style>
    <style:style style:name="T16" style:family="text">
      <style:text-properties fo:color="#000000" fo:font-style="italic" style:font-style-asian="italic" style:font-style-complex="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fo:font-style="italic" fo:font-weight="normal" style:font-style-asian="italic" style:font-style-complex="italic"/>
    </style:style>
    <style:style style:name="T19" style:family="text">
      <style:text-properties fo:color="#000000" fo:font-weight="bold" style:font-weight-asian="bold" style:font-weight-complex="bold"/>
    </style:style>
    <style:style style:name="T20" style:family="text">
      <style:text-properties fo:color="#000000" fo:font-style="normal" fo:font-weight="normal"/>
    </style:style>
    <style:style style:name="T21" style:family="text">
      <style:text-properties fo:color="#000000" fo:font-style="normal" fo:font-weight="normal" style:font-style-asian="normal" style:font-weight-asian="normal" style:font-style-complex="normal" style:font-weight-complex="normal"/>
    </style:style>
    <style:style style:name="T22" style:family="text">
      <style:text-properties fo:color="#000000" fo:font-style="normal" fo:font-weight="normal" style:font-style-asian="normal" style:font-weight-asian="bold" style:font-style-complex="normal" style:font-weight-complex="bold"/>
    </style:style>
    <style:style style:name="T23" style:family="text">
      <style:text-properties fo:color="#000000" fo:font-style="normal" fo:font-weight="bold" style:font-weight-asian="bold" style:font-weight-complex="bold"/>
    </style:style>
    <style:style style:name="T24" style:family="text">
      <style:text-properties fo:color="#000000" style:font-name="Times New Roman1" fo:font-size="12pt" style:font-name-asian="Times New Roman1" style:font-size-asian="12pt" style:font-name-complex="Times New Roman1" style:font-size-complex="12pt"/>
    </style:style>
    <style:style style:name="T25" style:family="text">
      <style:text-properties fo:color="#000000" style:text-underline-style="solid" style:text-underline-width="auto" style:text-underline-color="font-color"/>
    </style:style>
    <style:style style:name="T26" style:family="text">
      <style:text-properties fo:color="#000000" style:font-name-asian="TimesNewRomanPSMT" style:font-name-complex="TimesNewRomanPSMT"/>
    </style:style>
    <style:style style:name="T27" style:family="text">
      <style:text-properties fo:color="#000000" fo:font-weight="normal" style:font-name-asian="TimesNewRomanPSMT" style:font-weight-asian="normal" style:font-name-complex="TimesNewRomanPSMT" style:font-weight-complex="normal"/>
    </style:style>
    <style:style style:name="T28" style:family="text">
      <style:text-properties fo:color="#000000" style:font-name="Times New Roman" fo:font-size="12pt" fo:font-weight="normal" style:font-name-asian="TimesNewRomanPSMT" style:font-size-asian="12pt" style:font-weight-asian="normal" style:font-name-complex="TimesNewRomanPSMT" style:font-size-complex="12pt" style:font-weight-complex="normal"/>
    </style:style>
    <style:style style:name="T29" style:family="text">
      <style:text-properties fo:color="#000000" style:font-name="Times New Roman" fo:font-size="12pt" fo:font-weight="normal" style:font-size-asian="12pt" style:font-weight-asian="normal" style:font-size-complex="12pt" style:font-weight-complex="normal"/>
    </style:style>
    <style:style style:name="T30" style:family="text">
      <style:text-properties fo:color="#000000" style:font-name="Times New Roman" fo:font-size="12pt" fo:font-weight="normal" style:font-name-asian="Helv" style:font-size-asian="12pt" style:font-weight-asian="normal" style:font-name-complex="Helv" style:font-size-complex="12pt" style:font-weight-complex="normal"/>
    </style:style>
    <style:style style:name="T31" style:family="text">
      <style:text-properties fo:color="#000000" style:font-name="Times New Roman" fo:font-size="12pt" fo:font-weight="bold" style:font-size-asian="12pt" style:font-weight-asian="bold" style:font-size-complex="12pt" style:font-weight-complex="bold"/>
    </style:style>
    <style:style style:name="T32" style:family="text">
      <style:text-properties fo:color="#000000" style:font-name="Times New Roman" fo:font-size="12pt" fo:font-style="italic" fo:font-weight="normal" style:font-name-asian="Helv" style:font-size-asian="12pt" style:font-style-asian="italic" style:font-weight-asian="normal" style:font-name-complex="Helv" style:font-size-complex="12pt" style:font-style-complex="italic" style:font-weight-complex="normal"/>
    </style:style>
    <style:style style:name="T33" style:family="text">
      <style:text-properties fo:color="#000000" style:font-name="Times New Roman" fo:font-size="12pt" fo:font-style="italic" fo:font-weight="normal" style:font-name-asian="Courier" style:font-size-asian="12pt" style:font-style-asian="italic" style:font-weight-asian="normal" style:font-name-complex="Courier" style:font-size-complex="12pt" style:font-style-complex="italic" style:font-weight-complex="normal"/>
    </style:style>
    <style:style style:name="T34" style:family="text">
      <style:text-properties fo:color="#000000" style:font-name="Times New Roman" fo:font-size="12pt" fo:font-style="italic" style:font-name-asian="Courier" style:font-size-asian="12pt" style:font-style-asian="italic" style:font-name-complex="Courier" style:font-size-complex="12pt" style:font-style-complex="italic"/>
    </style:style>
    <style:style style:name="T35" style:family="text">
      <style:text-properties fo:color="#000000" style:font-name="Times New Roman" fo:font-size="12pt" fo:font-style="normal" fo:font-weight="normal" style:font-name-asian="Helv" style:font-size-asian="12pt" style:font-style-asian="normal" style:font-weight-asian="normal" style:font-name-complex="Helv" style:font-size-complex="12pt" style:font-style-complex="normal" style:font-weight-complex="normal"/>
    </style:style>
    <style:style style:name="T36" style:family="text">
      <style:text-properties fo:color="#000000" style:font-name="Courier" fo:font-size="10pt" fo:font-style="italic" style:font-name-asian="Courier" style:font-size-asian="10pt" style:font-style-asian="italic" style:font-name-complex="Courier" style:font-size-complex="10pt" style:font-style-complex="italic"/>
    </style:style>
    <style:style style:name="T37" style:family="text">
      <style:text-properties fo:color="#000000" style:font-name="Courier" fo:font-size="10pt" style:font-name-asian="Courier" style:font-size-asian="10pt" style:font-name-complex="Courier" style:font-size-complex="10pt"/>
    </style:style>
    <style:style style:name="T38" style:family="text">
      <style:text-properties fo:color="#000000" style:font-name="Tms Rmn1" fo:font-size="12pt" fo:font-style="italic" fo:font-weight="bold" style:font-name-asian="Tms Rmn1" style:font-size-asian="12pt" style:font-style-asian="italic" style:font-weight-asian="bold" style:font-name-complex="Tms Rmn1" style:font-size-complex="12pt" style:font-style-complex="italic" style:font-weight-complex="bold"/>
    </style:style>
    <style:style style:name="T39" style:family="text">
      <style:text-properties fo:color="#000000" style:font-name="Tms Rmn1" fo:font-size="12pt" fo:font-style="italic" style:font-name-asian="Tms Rmn1" style:font-size-asian="12pt" style:font-style-asian="italic" style:font-name-complex="Tms Rmn1" style:font-size-complex="12pt" style:font-style-complex="italic"/>
    </style:style>
    <style:style style:name="T40" style:family="text">
      <style:text-properties fo:color="#000000" style:font-name="Tms Rmn1" fo:font-size="12pt" style:font-name-asian="Tms Rmn1" style:font-size-asian="12pt" style:font-name-complex="Tms Rmn1" style:font-size-complex="12pt"/>
    </style:style>
    <style:style style:name="T41" style:family="text">
      <style:text-properties fo:color="#000000" style:font-name="Tms Rmn1" fo:font-size="12pt" style:text-underline-style="solid" style:text-underline-width="auto" style:text-underline-color="font-color" style:font-name-asian="Tms Rmn1" style:font-size-asian="12pt" style:font-name-complex="Tms Rmn1" style:font-size-complex="12pt"/>
    </style:style>
    <style:style style:name="T42" style:family="text">
      <style:text-properties fo:color="#000000" style:font-name="TimesNewRomanPSMT" fo:font-size="12pt" style:font-name-asian="TimesNewRomanPSMT" style:font-size-asian="12pt" style:font-name-complex="TimesNewRomanPSMT" style:font-size-complex="12pt"/>
    </style:style>
    <style:style style:name="T43" style:family="text">
      <style:text-properties fo:font-weight="normal" style:font-weight-asian="normal" style:font-weight-complex="normal"/>
    </style:style>
    <style:style style:name="T44" style:family="text">
      <style:text-properties fo:font-weight="normal" style:font-name-asian="TimesNewRomanPSMT" style:font-weight-asian="normal" style:font-name-complex="TimesNewRomanPSMT" style:font-weight-complex="normal"/>
    </style:style>
    <style:style style:name="T45" style:family="text">
      <style:text-properties fo:font-weight="normal" fo:background-color="transparent" style:font-weight-asian="normal" style:font-weight-complex="normal"/>
    </style:style>
    <style:style style:name="T46" style:family="text">
      <style:text-properties fo:font-style="normal" style:font-style-asian="normal" style:font-style-complex="normal"/>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style:font-name="Times New Roman" fo:font-style="normal" style:font-style-asian="normal" style:font-style-complex="normal"/>
    </style:style>
    <style:style style:name="T49" style:family="text">
      <style:text-properties style:font-name="Times New Roman" fo:font-size="12pt" style:font-size-asian="12pt" style:font-size-complex="12pt"/>
    </style:style>
    <style:style style:name="T50" style:family="text">
      <style:text-properties style:font-name="Times New Roman" fo:font-size="12pt" fo:font-weight="bold" style:font-size-asian="12pt" style:font-weight-asian="bold" style:font-size-complex="12pt" style:font-weight-complex="bold"/>
    </style:style>
    <style:style style:name="T51" style:family="text">
      <style:text-properties style:font-name="Times New Roman" fo:font-size="12pt" style:font-name-asian="TimesNewRomanPSMT" style:font-size-asian="12pt" style:font-name-complex="TimesNewRomanPSMT" style:font-size-complex="12pt"/>
    </style:style>
    <style:style style:name="T52" style:family="text">
      <style:text-properties style:font-name="Times New Roman" fo:font-size="12pt" fo:font-style="italic" style:font-name-asian="Courier" style:font-size-asian="12pt" style:font-style-asian="italic" style:font-name-complex="Courier" style:font-size-complex="12pt" style:font-style-complex="italic"/>
    </style:style>
    <style:style style:name="T53" style:family="text">
      <style:text-properties style:font-name="Times New Roman" fo:font-size="12pt" fo:font-style="italic" style:font-name-asian="Helv" style:font-size-asian="12pt" style:font-style-asian="italic" style:font-name-complex="Helv" style:font-size-complex="12pt" style:font-style-complex="italic"/>
    </style:style>
    <style:style style:name="T54" style:family="text">
      <style:text-properties style:font-name="Times New Roman" fo:font-size="12pt" fo:font-style="normal" style:font-name-asian="Helv" style:font-size-asian="12pt" style:font-style-asian="normal" style:font-name-complex="Helv" style:font-size-complex="12pt" style:font-style-complex="normal"/>
    </style:style>
    <style:style style:name="T55" style:family="text">
      <style:text-properties style:font-name="Times New Roman" fo:font-size="12pt" style:font-name-asian="Courier" style:font-size-asian="12pt" style:font-name-complex="Courier" style:font-size-complex="12pt"/>
    </style:style>
    <style:style style:name="T56" style:family="text">
      <style:text-properties style:font-name="Times New Roman" fo:font-size="12pt" style:font-name-asian="Helv" style:font-size-asian="12pt" style:font-name-complex="Helv" style:font-size-complex="12pt"/>
    </style:style>
    <style:style style:name="T57" style:family="text">
      <style:text-properties style:font-name="Times New Roman" fo:font-style="italic" style:font-name-asian="Courier" style:font-style-asian="italic" style:font-name-complex="Courier" style:font-style-complex="italic"/>
    </style:style>
    <style:style style:name="T58" style:family="text">
      <style:text-properties style:font-name="Times New Roman" style:font-name-asian="Courier" style:font-name-complex="Courier"/>
    </style:style>
    <style:style style:name="T59" style:family="text">
      <style:text-properties style:text-underline-style="none"/>
    </style:style>
    <style:style style:name="T60" style:family="text">
      <style:text-properties style:text-underline-style="none" fo:font-weight="bold" style:font-weight-asian="bold" style:font-weight-complex="bold"/>
    </style:style>
    <style:style style:name="T61" style:family="text">
      <style:text-properties style:text-underline-style="solid" style:text-underline-width="auto" style:text-underline-color="font-color"/>
    </style:style>
    <style:style style:name="T62" style:family="text">
      <style:text-properties style:text-underline-style="solid" style:text-underline-width="auto" style:text-underline-color="font-color" fo:font-weight="bold" style:font-weight-asian="bold" style:font-weight-complex="bold"/>
    </style:style>
    <style:style style:name="T63" style:family="text">
      <style:text-properties style:text-underline-style="solid" style:text-underline-width="auto" style:text-underline-color="font-color" style:font-name-asian="TimesNewRomanPSMT" style:font-name-complex="TimesNewRomanPSMT"/>
    </style:style>
    <style:style style:name="T64" style:family="text">
      <style:text-properties fo:font-size="11pt" fo:font-style="italic" fo:font-weight="bold" style:font-size-asian="11pt" style:font-style-asian="italic" style:font-weight-asian="bold" style:font-size-complex="11pt" style:font-style-complex="italic" style:font-weight-complex="bold"/>
    </style:style>
    <style:style style:name="T65" style:family="text">
      <style:text-properties style:language-asian="zh" style:country-asian="CN"/>
    </style:style>
    <style:style style:name="T66" style:family="text">
      <style:text-properties fo:font-size="12pt" fo:font-weight="bold" style:font-size-asian="12pt" style:font-weight-asian="bold" style:font-size-complex="12pt" style:font-weight-complex="bold"/>
    </style:style>
    <style:style style:name="T67" style:family="text">
      <style:text-properties fo:font-size="12pt" style:font-size-asian="12pt" style:font-size-complex="12pt"/>
    </style:style>
    <style:style style:name="T6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9" style:family="text">
      <style:text-properties fo:font-size="12pt" fo:font-style="italic" style:font-size-asian="12pt" style:font-style-asian="italic" style:font-size-complex="12pt" style:font-style-complex="italic"/>
    </style:style>
    <style:style style:name="T70" style:family="text">
      <style:text-properties style:font-name="TimesNewRomanPSMT" fo:font-size="12pt" style:font-name-asian="TimesNewRomanPSMT" style:font-size-asian="12pt" style:font-name-complex="TimesNewRomanPSMT" style:font-size-complex="12pt"/>
    </style:style>
    <style:style style:name="T71"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72" style:family="text">
      <style:text-properties style:font-name="TimesNewRomanPSMT" fo:font-size="12pt" fo:font-style="italic" style:font-name-asian="TimesNewRomanPSMT" style:font-size-asian="12pt" style:font-style-asian="italic" style:font-name-complex="TimesNewRomanPSMT" style:font-size-complex="12pt" style:font-style-complex="italic"/>
    </style:style>
    <style:style style:name="T73" style:family="text">
      <style:text-properties style:font-name="TimesNewRomanPSMT" fo:font-size="12pt" fo:font-style="italic" fo:font-weight="normal" style:font-name-asian="TimesNewRomanPSMT" style:font-size-asian="12pt" style:font-style-asian="italic" style:font-weight-asian="normal" style:font-name-complex="TimesNewRomanPSMT" style:font-size-complex="12pt" style:font-style-complex="italic" style:font-weight-complex="normal"/>
    </style:style>
    <style:style style:name="T74" style:family="text">
      <style:text-properties style:font-name="TimesNewRomanPSMT" fo:font-size="12pt" fo:font-style="italic" style:font-size-asian="12pt" style:font-style-asian="italic" style:font-size-complex="12pt" style:font-style-complex="italic"/>
    </style:style>
    <style:style style:name="T75" style:family="text">
      <style:text-properties style:font-name="TimesNewRomanPSMT" fo:font-size="12pt" style:text-underline-style="solid" style:text-underline-width="auto" style:text-underline-color="font-color" fo:font-weight="bold" style:font-name-asian="TimesNewRomanPSMT" style:font-size-asian="12pt" style:font-weight-asian="bold" style:font-name-complex="TimesNewRomanPSMT" style:font-size-complex="12pt" style:font-weight-complex="bold"/>
    </style:style>
    <style:style style:name="T76" style:family="text">
      <style:text-properties style:font-name="TimesNewRomanPSMT" fo:font-size="12pt" style:text-underline-style="solid" style:text-underline-width="auto" style:text-underline-color="font-color" style:font-name-asian="TimesNewRomanPSMT" style:font-size-asian="12pt" style:font-name-complex="TimesNewRomanPSMT" style:font-size-complex="12pt"/>
    </style:style>
    <style:style style:name="T77" style:family="text">
      <style:text-properties style:font-name="TimesNewRomanPSMT" fo:font-size="12pt" style:text-underline-style="none" style:font-name-asian="TimesNewRomanPSMT" style:font-size-asian="12pt" style:font-name-complex="TimesNewRomanPSMT" style:font-size-complex="12pt"/>
    </style:style>
    <style:style style:name="T78" style:family="text">
      <style:text-properties style:font-name="TimesNewRomanPSMT" fo:font-size="12pt" style:font-size-asian="12pt" style:font-size-complex="12pt"/>
    </style:style>
    <style:style style:name="T79" style:family="text">
      <style:text-properties style:font-name="Times New Roman2" fo:font-size="12pt" fo:font-weight="bold" style:font-size-asian="12pt" style:font-weight-asian="bold" style:font-size-complex="12pt" style:font-weight-complex="bold"/>
    </style:style>
    <style:style style:name="T80" style:family="text">
      <style:text-properties style:font-name-asian="TimesNewRomanPSMT" style:font-name-complex="TimesNewRomanPSMT"/>
    </style:style>
    <style:style style:name="T81" style:family="text">
      <style:text-properties style:font-name="Courier" fo:font-size="10pt" style:font-name-asian="Courier" style:font-size-asian="10pt" style:font-name-complex="Courier"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time-style style:name="N116">
      <number:am-pm/>
      <number:text> </number:text>
      <number:hours number:style="long"/>
      <number:text>:</number:text>
      <number:minutes number:style="long"/>
      <number:text>:</number:text>
      <number:seconds number:style="long"/>
    </number:time-style>
    <number:date-style style:name="N5037" number:language="en" number:country="US"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4"><text:tab/><text:tab/><text:tab/><text:tab/>XCAT 2 on AIX</text:p>
      <text:p text:style-name="P18">AIX support Overview</text:p>
      <text:p text:style-name="Body_20_Text_20_First_20_Indent"><text:tab/><text:tab/><text:tab/><text:tab/><text:date style:data-style-name="N5037" text:date-value="2010-10-07T13:43:31.72">10/07/10</text:date>, <text:time style:data-style-name="N116" text:time-value="2010-10-07T13:43:31.72">PM 01:43:32</text:time></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97"><text:a xlink:type="simple" xlink:href="#1.Overiew |outline">1.0 Overiew <text:tab/>2</text:a></text:p>
          <text:p text:style-name="P97"><text:a xlink:type="simple" xlink:href="#2.Installing xCAT and prerequisite Software|outline">2.0 Installing xCAT and prerequisite Software<text:tab/>2</text:a></text:p>
          <text:p text:style-name="P98"><text:a xlink:type="simple" xlink:href="#2.1.Set up an AIX system to use as an xCAT Management Node|outline">2.1 Set up an AIX system to use as an xCAT Management Node<text:tab/>2</text:a></text:p>
          <text:p text:style-name="P98"><text:a xlink:type="simple" xlink:href="#2.2.Install AIX prerequisite software|outline">2.2 Install AIX prerequisite software<text:tab/>2</text:a></text:p>
          <text:p text:style-name="P99"><text:a xlink:type="simple" xlink:href="#2.2.1.openssl and openssh |outline">2.2.1 openssl and openssh <text:tab/>2</text:a></text:p>
          <text:p text:style-name="P99"><text:a xlink:type="simple" xlink:href="#2.2.2.expect, tk, and tcl|outline">2.2.2 expect, tk, and tcl<text:tab/>3</text:a></text:p>
          <text:p text:style-name="P99"><text:a xlink:type="simple" xlink:href="#2.2.3.devices.tmiscw (Optional)|outline">2.2.3 devices.tmiscw (Optional)<text:tab/>3</text:a></text:p>
          <text:p text:style-name="P98"><text:a xlink:type="simple" xlink:href="#2.3.Create a new volume group for your /install directory (optional)|outline">2.3 Create a new volume group for your /install directory (optional)<text:tab/>3</text:a></text:p>
          <text:p text:style-name="P98"><text:a xlink:type="simple" xlink:href="#2.4.Create a new volume group for your NIM dump resource directory (optional)|outline">2.4 Create a new volume group for your NIM dump resource directory (optional)<text:tab/>4</text:a></text:p>
          <text:p text:style-name="P98"><text:a xlink:type="simple" xlink:href="#2.5.Download and install the prerequisite Open Source Software (OSS)|outline">2.5 Download and install the prerequisite Open Source Software (OSS)<text:tab/>4</text:a></text:p>
          <text:p text:style-name="P98"><text:a xlink:type="simple" xlink:href="#2.6.Download and install the xCAT software.|outline">2.6 Download and install the xCAT software.<text:tab/>5</text:a></text:p>
          <text:p text:style-name="P98"><text:a xlink:type="simple" xlink:href="#2.7.Verify the xCAT installation.|outline">2.7 Verify the xCAT installation.<text:tab/>5</text:a></text:p>
          <text:p text:style-name="P97"><text:a xlink:type="simple" xlink:href="#3. Additional configuration of the management node|outline">3.0 <text:s/>Additional configuration of the management node<text:tab/>6</text:a></text:p>
          <text:p text:style-name="P98"><text:a xlink:type="simple" xlink:href="#3.1.Cluster network configuration notes|outline">3.1 Cluster network configuration notes<text:tab/>6</text:a></text:p>
          <text:p text:style-name="P98"><text:a xlink:type="simple" xlink:href="#3.2.Choose the shell to use in the cluster (optional)|outline">3.2 Choose the shell to use in the cluster (optional)<text:tab/>7</text:a></text:p>
          <text:p text:style-name="P98"><text:a xlink:type="simple" xlink:href="#3.3.Configuring name resolution (optional)|outline">3.3 Configuring name resolution (optional)<text:tab/>7</text:a></text:p>
          <text:p text:style-name="P99"><text:a xlink:type="simple" xlink:href="#3.3.1.Add cluster nodes to the /etc/hosts file|outline">3.3.1 Add cluster nodes to the /etc/hosts file<text:tab/>7</text:a></text:p>
          <text:p text:style-name="P99"><text:a xlink:type="simple" xlink:href="#3.3.2.Set up a DNS nameserver|outline">3.3.2 Set up a DNS nameserver<text:tab/>9</text:a></text:p>
          <text:p text:style-name="P98"><text:a xlink:type="simple" xlink:href="#3.4.Syslog setup|outline">3.4 Syslog setup<text:tab/>10</text:a></text:p>
          <text:p text:style-name="P98"><text:a xlink:type="simple" xlink:href="#3.5.Add cluster resolv.conf file (optional)|outline">3.5 Add cluster resolv.conf file (optional)<text:tab/>10</text:a></text:p>
          <text:p text:style-name="P98"><text:a xlink:type="simple" xlink:href="#3.6.Set cluster root password (optional)|outline">3.6 Set cluster root password (optional)<text:tab/>11</text:a></text:p>
          <text:p text:style-name="P98"><text:a xlink:type="simple" xlink:href="#3.7.Set up NTP (optional)|outline">3.7 Set up NTP (optional)<text:tab/>11</text:a></text:p>
          <text:p text:style-name="P98"><text:a xlink:type="simple" xlink:href="#3.8.Increase file size limit|outline">3.8 Increase file size limit<text:tab/>11</text:a></text:p>
          <text:p text:style-name="P98"><text:a xlink:type="simple" xlink:href="#3.9.Check the policy definitions.|outline">3.9 Check the policy definitions.<text:tab/>12</text:a></text:p>
          <text:p text:style-name="P98"><text:a xlink:type="simple" xlink:href="#3.10.Check system services|outline">3.10 Check system services<text:tab/>12</text:a></text:p>
          <text:p text:style-name="P97"><text:a xlink:type="simple" xlink:href="#4. Terminology|outline">4.0 <text:s/>Terminology<text:tab/>13</text:a></text:p>
          <text:p text:style-name="P97"><text:a xlink:type="simple" xlink:href="#5.xCAT on AIX documentation|outline">5.0 xCAT on AIX documentation<text:tab/>13</text:a></text:p>
          <text:p text:style-name="P98"><text:a xlink:type="simple" xlink:href="#5.1.Installing AIX standalone nodes (using NIM rte method)|outline">5.1 Installing AIX standalone nodes (using NIM rte method)<text:tab/>13</text:a></text:p>
          <text:p text:style-name="P98"><text:a xlink:type="simple" xlink:href="#5.2.Booting AIX diskless nodes (using stateless method)|outline">5.2 Booting AIX diskless nodes (using stateless method)<text:tab/>14</text:a></text:p>
          <text:p text:style-name="P98"><text:a xlink:type="simple" xlink:href="#5.3.Cloning AIX nodes (install using AIX mksysb image)|outline">5.3 Cloning AIX nodes (install using AIX mksysb image)<text:tab/>14</text:a></text:p>
          <text:p text:style-name="P98"><text:a xlink:type="simple" xlink:href="#5.4.Using xCAT Service Nodes with AIX|outline">5.4 Using xCAT Service Nodes with AIX<text:tab/>14</text:a></text:p>
          <text:p text:style-name="P98"><text:a xlink:type="simple" xlink:href="#5.5.Updating AIX cluster nodes|outline">5.5 Updating AIX cluster nodes<text:tab/>14</text:a></text:p>
          <text:p text:style-name="P97"><text:a xlink:type="simple" xlink:href="#6.Using AIX statelite support|outline">6.0 Using AIX statelite support<text:tab/>14</text:a></text:p>
          <text:p text:style-name="P98"><text:a xlink:type="simple" xlink:href="#6.1.AIX statelite support overview|outline">6.1 AIX statelite support overview<text:tab/>14</text:a></text:p>
          <text:p text:style-name="P98"><text:a xlink:type="simple" xlink:href="#6.2.Statelite options|outline">6.2 Statelite options<text:tab/>15</text:a></text:p>
          <text:p text:style-name="P98"><text:a xlink:type="simple" xlink:href="#6.3.Statelite database tables|outline">6.3 Statelite database tables<text:tab/>16</text:a></text:p>
          <text:p text:style-name="P98"><text:a xlink:type="simple" xlink:href="#6.4.Examples of how to use the xCAT for AIX statelite support|outline">6.4 Examples of how to use the xCAT for AIX statelite support<text:tab/>17</text:a></text:p>
          <text:p text:style-name="P99"><text:a xlink:type="simple" xlink:href="#6.4.1.Provide a persistent logging directory |outline">6.4.1 Provide a persistent logging directory <text:tab/>18</text:a></text:p>
          <text:p text:style-name="P99"><text:a xlink:type="simple" xlink:href="#6.4.2.Provide a read-write configuration file|outline">6.4.2 Provide a read-write configuration file<text:tab/>18</text:a></text:p>
          <text:p text:style-name="P99"><text:a xlink:type="simple" xlink:href="#6.4.3.Provide a read-only configuration file|outline">6.4.3 Provide a read-only configuration file<text:tab/>19</text:a></text:p>
          <text:p text:style-name="P99"><text:soft-page-break/><text:a xlink:type="simple" xlink:href="#6.4.4.Using variables in table entries|outline">6.4.4 Using variables in table entries<text:tab/>20</text:a></text:p>
          <text:p text:style-name="P97"><text:a xlink:type="simple" xlink:href="#7.References|outline">7.0 References<text:tab/>21</text:a></text:p>
        </text:index-body>
      </text:table-of-content>
      <text:p text:style-name="P48"/>
      <text:h text:style-name="P89" text:outline-level="1">Overiew </text:h>
      <text:p text:style-name="Text_20_body">This document provides an overview of some of the xCAT support that is provided for the AIX operating system.</text:p>
      <text:h text:style-name="Heading_20_1" text:outline-level="1">Installing xCAT and prerequisite Software</text:h>
      <text:p text:style-name="Text_20_body"/>
      <text:h text:style-name="Heading_20_2" text:outline-level="2" text:restart-numbering="true" text:start-value="1">Set up an AIX system to use as an xCAT Management Node</text:h>
      <text:list text:style-name="WW8Num8">
        <text:list-header>
          <text:p text:style-name="P41"/>
        </text:list-header>
      </text:list>
      <text:list text:style-name="WW8Num27">
        <text:list-item>
          <text:p text:style-name="P187">Follow AIX documentation and procedures to install and configure the base AIX operating system. (Typically by using the product media.)</text:p>
        </text:list-item>
        <text:list-item>
          <text:p text:style-name="P188">Apply the latest AIX software updates and fixes as needed.</text:p>
        </text:list-item>
        <text:list-item>
          <text:p text:style-name="P188">Make sure the OS version installed on the management node is greater than or equal to the OS versions you wish to install on the cluster nodes.</text:p>
        </text:list-item>
      </text:list>
      <text:p text:style-name="P190"/>
      <text:h text:style-name="Heading_20_2" text:outline-level="2">Install AIX prerequisite software</text:h>
      <text:p text:style-name="Contents_20_3"/>
      <text:p text:style-name="P16">To install the additional AIX software you have a choice of several different interfaces provided by AIX. <text:s text:c="2"/>Perhaps the easiest method is to use the SMIT (or “smitty”) interface but you could also use the AIX <text:span text:style-name="T11">geninstall, installp, or rpm</text:span> commands if you like. <text:s/>Refer to the AIX documentation if you are not familiar with this support. (<text:a xlink:type="simple" xlink:href="http://www-03.ibm.com/servers/aix/library/index.html"><text:span text:style-name="nobr">http://www-03.ibm.com/servers/aix/library/index.html</text:span></text:a>)</text:p>
      <text:p text:style-name="P190"/>
      <text:p text:style-name="P177">Important Note</text:p>
      <text:p text:style-name="P15"><text:span text:style-name="T25">Since these are </text:span><text:span text:style-name="T62">installp</text:span><text:span text:style-name="T25"> file sets you should run </text:span><text:span text:style-name="T62">/usr/sbin/updtvpkg</text:span><text:span text:style-name="T25"> after installing to make sure that the RPM reflection of what was installed by </text:span><text:span text:style-name="T62">installp</text:span><text:span text:style-name="T25"> is updated.</text:span><text:span text:style-name="T15"> This makes it possible for RPM packages with a dependencies to recognize that the dependency is satisfied.</text:span></text:p>
      <text:list text:style-name="WW8Num8" text:continue-numbering="true">
        <text:list-header>
          <text:p text:style-name="P173"><text:span text:style-name="T15"><text:tab/></text:span><text:span text:style-name="T17">updtvpkg</text:span></text:p>
        </text:list-header>
      </text:list>
      <text:h text:style-name="Heading_20_3" text:outline-level="3">openssl and openssh </text:h>
      <text:p text:style-name="P177"/>
      <text:p text:style-name="P179">The openssl and openssh installp filesets are now available on AIX product media. <text:s/>(Starting in AIX 6.1.3.)</text:p>
      <text:p text:style-name="P179"/>
      <text:p text:style-name="P179">You can check to see if these are installed by running the “<text:span text:style-name="T11">lslpp</text:span>” command. For example:</text:p>
      <text:p text:style-name="P179"/>
      <text:p text:style-name="P179"><text:soft-page-break/><text:tab/><text:span text:style-name="T4">lslpp -l | grep open</text:span></text:p>
      <text:p text:style-name="P184"/>
      <text:p text:style-name="P184">If they are not installed then use the AIX product media and standard AIX tools to install them. <text:s/></text:p>
      <text:h text:style-name="Heading_20_3" text:outline-level="3">expect, tk, and tcl</text:h>
      <text:p text:style-name="Standard"/>
      <text:p text:style-name="Standard">This software is now shipped with AIX product media. <text:s/>(<text:span text:style-name="T43">Starting in AIX 6.1.2.)</text:span></text:p>
      <text:p text:style-name="P56"/>
      <text:p text:style-name="P56">They are normally installed with AIX but in some cases you will have to install them manually from the AIX media.</text:p>
      <text:p text:style-name="P56">Check if they are installed and install them if needed.</text:p>
      <text:p text:style-name="P56"/>
      <text:p text:style-name="Standard"><text:span text:style-name="T43">If they are not available on the AIX media then you can get them from the “AIX Toolbox for Linux Applications” (</text:span><text:a xlink:type="simple" xlink:href="http://www-03.ibm.com/systems/power/software/aix/linux/toolbox/alpha.html"><text:span text:style-name="T43">http://www-03.ibm.com/systems/power/software/aix/linux/toolbox/alpha.html</text:span></text:a>)</text:p>
      <text:p text:style-name="P53"/>
      <text:h text:style-name="Heading_20_3" text:outline-level="3">devices.tmiscw (Optional)</text:h>
      <text:p text:style-name="Standard">If you plan to be using AIX diskless nodes and you wish to set up system dump support for those nodes then you will need the devices.tmiscw software installed on your management node. <text:s text:c="2"/>This software is available on the AIX Expansion Pack.</text:p>
      <text:p text:style-name="Standard"/>
      <text:p text:style-name="Standard">Install the software using standard AIX interfaces.</text:p>
      <text:p text:style-name="Standard"/>
      <text:p text:style-name="Standard"><text:span text:style-name="T11">Note:</text:span> <text:s/>The xCAT diskless dump support is available in xCAT version 2.5 and beyond. <text:s/>You will also need AIX 6.1.6 or greater for full support.</text:p>
      <text:h text:style-name="Heading_20_2" text:outline-level="2">Create a new volume group for your /install directory (optional)</text:h>
      <text:list text:style-name="WW8Num8" text:continue-numbering="true">
        <text:list-header>
          <text:p text:style-name="P93"/>
        </text:list-header>
      </text:list>
      <text:p text:style-name="Text_20_body">By default xCAT uses the /install directory to store various xCAT and NIM resources. <text:s text:c="2"/>XCAT will create /install as a subdirectory of the / (root) file system. <text:s/>In some cases /install may not contain enough space for your intended use.</text:p>
      <text:p text:style-name="Text_20_body">To avoid this problem you could create a separate file system called /install on the management server to store the files that are to be used with xCAT and NIM. The size of this file system depends on your particular cluster. </text:p>
      <text:p text:style-name="Text_20_body">The largest files that will be stored in /install subdirectories will be the NIM resources required for installing AIX nodes. <text:s/>The space required for a unique set of AIX operating system installation resources <text:s/>is approximately 2.0 GB. <text:s/>If you will need to manage several levels of OS images you should plan on at least 2G for each.</text:p>
      <text:p text:style-name="P87">You can create the /install file system as part of the rootvg or in its own volume group. The following examples illustrate how to create the /install file system using <text:soft-page-break/>the root volume group. To create a 5 GB file system called /install you could issue the AIX <text:span text:style-name="T11">crfs</text:span> command: </text:p>
      <text:p text:style-name="P8">crfs -v jfs2 -g rootvg -m /install -a size=5G -A yes </text:p>
      <text:p text:style-name="Text_20_body">After you have created /install, you must mount it, as follows: </text:p>
      <text:p text:style-name="P88"><text:tab/>mount <text:s/>/install</text:p>
      <text:p text:style-name="P50">Note: <text:span text:style-name="T43">You can use the AIX SMIT interfaces to create new volume groups and file systems etc. <text:s/>For example, to create a new file system you could use the SMIT fastpath (“crfs”) to go directly to the correct SMIT panel. <text:s/>(Just type “</text:span><text:span text:style-name="T5">smit crfs”.)</text:span></text:p>
      <text:p text:style-name="P52"/>
      <text:h text:style-name="Heading_20_2" text:outline-level="2">Create a new volume group for your NIM dump resource directory (optional)</text:h>
      <text:p text:style-name="Standard"/>
      <text:p text:style-name="Standard">If you will be using NIM diskless dump resources you want to also consider creating <text:s/>a separate dump file system to store any system dumps that are initiated on the nodes. <text:s text:c="2"/>This will prevent the /install filesystem from running out of space. <text:s text:c="2"/>When you define your NIM dump resource you can use the new dump filesystem as the location.</text:p>
      <text:p text:style-name="Standard"/>
      <text:p text:style-name="P51">You can use the AIX SMIT (or smitty) interfaces to create new volume groups and file systems etc. <text:s/>See the AIX documentation for details.</text:p>
      <text:h text:style-name="Heading_20_2" text:outline-level="2">Download and install the prerequisite Open Source Software (OSS)</text:h>
      <text:p text:style-name="Standard"/>
      <text:p text:style-name="P186"><text:span text:style-name="T21">(Don't forget to run </text:span><text:span text:style-name="T17">updtvpkg </text:span><text:span text:style-name="T21">before installing rpms!</text:span><text:span text:style-name="T22">)</text:span></text:p>
      <text:list text:style-name="WW8Num8" text:continue-numbering="true">
        <text:list-header>
          <text:p text:style-name="P41"/>
        </text:list-header>
      </text:list>
      <text:list text:style-name="WW8Num28">
        <text:list-item>
          <text:p text:style-name="P204">Download the latest dep-aix-*.tar.gz <text:s/>tar file from<text:span text:style-name="T14"> </text:span><text:a xlink:type="simple" xlink:href="http://xcat.sourceforge.net/#download">http://xcat.sourceforge.net/#download</text:a><text:a xlink:type="simple" xlink:href="http://xcat.sourceforge.net/#download"><text:span text:style-name="T59"> <text:s text:c="2"/></text:span></text:a>and copy it to a convenient location on your xCAT management node.</text:p>
        </text:list-item>
        <text:list-item>
          <text:p text:style-name="P204">Unwrap the tar file. For example:</text:p>
        </text:list-item>
      </text:list>
      <text:list text:style-name="WW8Num8" text:continue-numbering="true">
        <text:list-header>
          <text:p text:style-name="P44">gunzip <text:s/>dep-aix-*.tar.gz</text:p>
          <text:p text:style-name="P44">tar –xvf <text:s/>dep-aix-*.tar</text:p>
          <text:p text:style-name="P43"/>
        </text:list-header>
      </text:list>
      <text:list text:style-name="WW8Num28">
        <text:list-item text:start-value="1">
          <text:p text:style-name="P204">Read the README file.</text:p>
        </text:list-item>
        <text:list-item>
          <text:p text:style-name="P204">Run the <text:span text:style-name="T10">instoss</text:span> script (contained in the tar file) to install the OSS packages. Please make sure the /opt and the other file systems have enough disk space to install these OSS packages before running the <text:span text:style-name="T11">instoss </text:span><text:span text:style-name="T43">script</text:span>.</text:p>
        </text:list-item>
      </text:list>
      <text:p text:style-name="P208"/>
      <text:p text:style-name="P192"><text:soft-page-break/><text:span text:style-name="T11">Note: </text:span><text:s/>The expect, tk and tcl <text:s/>rpms are no longer shipped by xCAT. <text:s/>They are now <text:s/>shipped with AIX and should have been installed automatically. <text:s/>If they are not then install them from the AIX media.</text:p>
      <text:p text:style-name="P192"/>
      <text:p text:style-name="P192"><text:span text:style-name="T11">Note #2</text:span>: <text:s/>For easier downloading without a web browser, you may want to download and install the <text:span text:style-name="T11">wget</text:span> tool from the AIX Toolkit for Linux. <text:s/></text:p>
      <text:h text:style-name="Heading_20_2" text:outline-level="2">Download and install the xCAT software.</text:h>
      <text:p text:style-name="Standard"/>
      <text:p text:style-name="P61"><text:span text:style-name="T79">Note:</text:span><text:span text:style-name="T66"> </text:span><text:span text:style-name="T70">For various reasons it is recommended that you set <text:s/>the primary</text:span></text:p>
      <text:p text:style-name="P63">hostname of the management node to the interface that you will be using to install</text:p>
      <text:p text:style-name="P63">the nodes. If you do this before you install xCAT then xCAT will be able to set some cluster site default values automatically. <text:s text:c="2"/>It will also make it easier when configuring NIM. <text:s text:c="2"/>When setting the primary host name make sure the domain is included.</text:p>
      <text:p text:style-name="P66"/>
      <text:list text:style-name="WW8Num14">
        <text:list-item>
          <text:p text:style-name="P195">Download the latest xCAT for AIX tar file from <text:span text:style-name="T14"><text:s/></text:span><text:a xlink:type="simple" xlink:href="http://xcat.sourceforge.net/#download">http://xcat.sourceforge.net/#download</text:a><text:span text:style-name="T14"> </text:span>and copy it to a convenient location on your xCAT management node.</text:p>
        </text:list-item>
        <text:list-item>
          <text:p text:style-name="P195">Unwrap the xCAT tar file. For example,</text:p>
        </text:list-item>
      </text:list>
      <text:list text:style-name="WW8Num8" text:continue-numbering="true">
        <text:list-header>
          <text:p text:style-name="P44">gunzip <text:s/>core-aix-*.tar.gz <text:s/></text:p>
          <text:p text:style-name="P45"><text:span text:style-name="T11">tar –xvf <text:s/>core-aix-*.tar</text:span> </text:p>
          <text:p text:style-name="P41"/>
        </text:list-header>
      </text:list>
      <text:list text:style-name="WW8Num14">
        <text:list-item text:start-value="1">
          <text:p text:style-name="P195">Run the <text:span text:style-name="T10">instxcat</text:span> script (contained in the tar file) to install the xCAT software. <text:s/>The post processing provided by the xCAT packages will perform some basic xCAT configuration. <text:s/>(This includes initializing the SQLite database and starting <text:span text:style-name="T10">xcatd</text:span> daemon processes.) <text:s/>Note: xCAT software packages will install about 200MB files into /opt directory, make sure the /opt directory has enough disk space before running <text:span text:style-name="T11">instxcat</text:span> script.</text:p>
        </text:list-item>
        <text:list-item>
          <text:p text:style-name="P198">Execute the system profile file to set the xCAT paths. This file was updated during the xCAT post install processing. (“<text:span text:style-name="T1">. <text:s/>/etc/profile”). </text:span><text:span text:style-name="T46">( </text:span><text:span text:style-name="T47">Note</text:span><text:span text:style-name="T46">: Make sure you don't have a .profile file that overwrites the “PATH” environment variables.)</text:span></text:p>
          <text:p text:style-name="P198"/>
        </text:list-item>
      </text:list>
      <text:list text:style-name="WW8Num8" text:continue-numbering="true">
        <text:list-header>
          <text:p text:style-name="P9"/>
        </text:list-header>
      </text:list>
      <text:h text:style-name="Heading_20_2" text:outline-level="2">Verify the xCAT installation.</text:h>
      <text:list text:style-name="WW8Num29">
        <text:list-item>
          <text:p text:style-name="P200">Run the “<text:span text:style-name="T2">lsdef –h</text:span>” to check if the xCAT daemon is working. <text:s/>(If you get a correct response then you should be Ok. ) </text:p>
        </text:list-item>
      </text:list>
      <text:list text:style-name="WW8Num8" text:continue-numbering="true">
        <text:list-header>
          <text:p text:style-name="P9"/>
        </text:list-header>
      </text:list>
      <text:list text:style-name="WW8Num29">
        <text:list-item text:start-value="1">
          <text:p text:style-name="P200">Check to see if the initial xCAT definitions have been created. <text:s text:c="2"/>For example, you can run “<text:span text:style-name="T2">lsdef -t site -l</text:span>” to get a listing of the default site definition. <text:s text:c="2"/>You should see output similar to the following.</text:p>
        </text:list-item>
      </text:list>
      <text:list text:style-name="WW8Num8" text:continue-numbering="true">
        <text:list-header>
          <text:p text:style-name="P43">----------------------------------------------------------------</text:p>
          <text:p text:style-name="P45">Setting the name of the site definition to 'clustersite'.</text:p>
          <text:p text:style-name="P45"><text:soft-page-break/></text:p>
          <text:p text:style-name="P45">Object name: clustersite</text:p>
          <text:p text:style-name="P45"><text:s text:c="4"/>domain=abc.foo.com</text:p>
          <text:p text:style-name="P45"><text:s text:c="4"/>installdir=/install</text:p>
          <text:p text:style-name="P45"><text:s text:c="4"/>tftpdir=/tftpboot</text:p>
          <text:p text:style-name="P45"><text:s text:c="4"/>master=7.104.46.27</text:p>
          <text:p text:style-name="P45"><text:s text:c="3"/><text:span text:style-name="T14"><text:s/></text:span><text:span text:style-name="T15">useSSHonAIX=yes</text:span></text:p>
          <text:p text:style-name="P46"><text:s text:c="4"/>xcatdport=3001</text:p>
          <text:p text:style-name="P47"><text:s text:c="4"/>xcatiport=3002</text:p>
        </text:list-header>
      </text:list>
      <text:p text:style-name="P192"/>
      <text:p text:style-name="P209"><text:span text:style-name="T11">Important</text:span>: <text:s/>The “domain” and “master” values are set automatically by xCAT when it is installed. <text:s/>To do this xCAT looks at the primary hostname of the management node. <text:s text:c="2"/></text:p>
      <text:p text:style-name="P209"/>
      <text:p text:style-name="P209"><text:s text:c="6"/>For the “domain” attribute, if the management node hostname was set to a short hostname then the domain attribute would not be set by default. <text:s/>It is also possible that the domain would be set to a value other than the <text:span text:style-name="T59">domain that is used for the cluster nodes.</text:span> <text:s/><text:span text:style-name="T61">In either case you must manually set the domain value to the network domain that will be used for the cluster nodes.</text:span><text:span text:style-name="T59"> <text:s/>You can use the xCAT </text:span><text:span text:style-name="T60">chdef</text:span><text:span text:style-name="T59"> command to modify the domain attribute of the cluster site definition.</text:span></text:p>
      <text:p text:style-name="P212"/>
      <text:p text:style-name="P212"><text:tab/>For example:</text:p>
      <text:p text:style-name="P212"/>
      <text:p text:style-name="P209"><text:span text:style-name="T59"><text:tab/><text:tab/></text:span><text:span text:style-name="T7">chdef -t site domain=mycluster.com</text:span></text:p>
      <text:p text:style-name="P216"/>
      <text:p text:style-name="P220"><text:span text:style-name="T59"><text:s text:c="6"/></text:span><text:span text:style-name="T61">The “master” attribute must be set to the hostname of the xCAT management node, as known by the nodes.</text:span></text:p>
      <text:p text:style-name="P216"/>
      <text:p text:style-name="P216"><text:s text:c="7"/>For example:</text:p>
      <text:p text:style-name="P216"/>
      <text:p text:style-name="P220"><text:span text:style-name="T59"><text:tab/><text:tab/></text:span><text:span text:style-name="T7">chdef -t site master=xcatmn</text:span></text:p>
      <text:h text:style-name="P90" text:outline-level="1"><text:s/>Additional configuration of the management node</text:h>
      <text:h text:style-name="Heading_20_2" text:outline-level="2">Cluster network configuration notes</text:h>
      <text:p text:style-name="Standard"/>
      <text:list text:style-name="L1">
        <text:list-item>
          <text:p text:style-name="P101">The cluster network topology, naming conventions etc. should be carefully planned before beginning the cluster node deployment.</text:p>
        </text:list-item>
        <text:list-item>
          <text:p text:style-name="P101">XCAT requires an Ethernet network for installing and managing cluster nodes.</text:p>
        </text:list-item>
        <text:list-item>
          <text:p text:style-name="P101">Cluster nodes may be on different subnets.</text:p>
        </text:list-item>
        <text:list-item>
          <text:p text:style-name="P101">The cluster nodes must all have unique short host names to use in the xCAT node definitions.</text:p>
        </text:list-item>
        <text:list-item>
          <text:p text:style-name="P101">All cluster nodes must use the same domain name. <text:s/><text:span text:style-name="T25">The domain attribute must be set in the cluster site definition.</text:span></text:p>
        </text:list-item>
        <text:list-item>
          <text:p text:style-name="P101"><text:soft-page-break/>The management node interfaces that will be used to manage the nodes should be configured before starting the xCAT deployment process.</text:p>
        </text:list-item>
        <text:list-item>
          <text:p text:style-name="P101">XCAT network definitions will have to be created for each unique subnet used in the cluster. <text:s/>(This will be described in one of the install documents listed below.)</text:p>
        </text:list-item>
        <text:list-item>
          <text:p text:style-name="P101"><text:s/>If you will be using the xCAT management node or a service node as a gateway remember to set “ipforwarding” to “1”.</text:p>
        </text:list-item>
      </text:list>
      <text:h text:style-name="Heading_20_2" text:outline-level="2">Choose the shell to use in the cluster (optional)</text:h>
      <text:p text:style-name="Standard"/>
      <text:p text:style-name="Standard">By default the xCAT support will automatically set up <text:span text:style-name="T11">ssh</text:span> on all AIX cluster nodes. If you wish to use r<text:span text:style-name="T11">sh </text:span>you should modify the cluster site definition. <text:s/>To use r<text:span text:style-name="T11">sh</text:span> you would have to set the “useSSHonAIX=no”. <text:s text:c="2"/>You can also specify a path for the <text:span text:style-name="T11">ssh</text:span> and <text:span text:style-name="T11">scp</text:span> commands by setting the “<text:span text:style-name="T11">rsh</text:span>” and “<text:span text:style-name="T11">rcp</text:span>” . <text:s/>If not set the default path would be “/usr/bin/ssh” and “/usr/bin/scp”.</text:p>
      <text:p text:style-name="Standard"/>
      <text:p text:style-name="P60">You will also have to make sure that the <text:span text:style-name="T11">openssl</text:span> an <text:span text:style-name="T11">openssh</text:span> software is installed on your nodes. <text:s/>This is covered in the cluster node installation documents listed below.</text:p>
      <text:p text:style-name="Standard"/>
      <text:p text:style-name="Standard">To change the shell you must change the value of the <text:span text:style-name="T3">useSSHonAIX</text:span> attribute in the cluster site definition. <text:s/>For example:</text:p>
      <text:p text:style-name="Standard"><text:tab/><text:span text:style-name="T4">chdef -t site <text:s/>useSSHonAIX=no</text:span></text:p>
      <text:p text:style-name="P28"/>
      <text:p text:style-name="P26"><text:span text:style-name="T23">Note</text:span><text:span text:style-name="T20">: If, at some future point, you wish to check which shell is being used you can run </text:span><text:span text:style-name="T23">xdsh</text:span><text:span text:style-name="T20"> to a node with the “-T” (trace) option. For example:</text:span></text:p>
      <text:p text:style-name="P26"><text:span text:style-name="T20"><text:tab/></text:span><text:span text:style-name="T18">xdsh node01 -v -T date</text:span></text:p>
      <text:p text:style-name="P32"/>
      <text:p text:style-name="P33">Note: <text:s/>The default shell for xCAT 2.3 and beyond is <text:span text:style-name="T11">ssh</text:span>. <text:s/>In earlier versions of xCAT the default was <text:span text:style-name="T11">rsh</text:span>.</text:p>
      <text:h text:style-name="Heading_20_2" text:outline-level="2">Configuring name resolution (optional)</text:h>
      <text:p text:style-name="Standard"/>
      <text:p text:style-name="P71">Name resolution is required by xCAT. <text:s/>You can use a simple /etc/hosts mechanism or you can optionally set up a DNS name server. <text:s text:c="2"/>In either case you must start by setting up the /etc/hosts file.</text:p>
      <text:p text:style-name="P72">If you do not set up DNS you may need to distribute new versions of the /etc/hosts file to all the cluster nodes whenever you add new nodes to the cluster.</text:p>
      <text:h text:style-name="Heading_20_3" text:outline-level="3">Add cluster nodes to the /etc/hosts file</text:h>
      <text:p text:style-name="Standard"/>
      <text:p text:style-name="Standard">There are several ways to get entries for all the cluster nodes in the /etc/hosts file.</text:p>
      <text:p text:style-name="Standard"/>
      <text:p text:style-name="Standard">These include:</text:p>
      <text:list text:style-name="L2">
        <text:list-item>
          <text:p text:style-name="P109">Manually adding the entries.</text:p>
        </text:list-item>
        <text:list-item>
          <text:p text:style-name="P109">Running a custom script that uses some cluster naming convention to automate the adding of the node entries. (User-provided.)</text:p>
        </text:list-item>
        <text:list-item>
          <text:p text:style-name="P109"><text:soft-page-break/>Using the xCAT <text:span text:style-name="T11">makehosts</text:span> command after the XCAT node definitions have been created.</text:p>
        </text:list-item>
      </text:list>
      <text:p text:style-name="Standard">If you are dealing with a large number of nodes this task can be quite tedious. <text:s/>The xCAT <text:span text:style-name="T11">makehosts</text:span> option may be useful in some cases. <text:s text:c="2"/>This process uses a regular expression to automatically determine the IP addresses and hostnames for a set of nodes. <text:s/>To use this method you must decide on appropriate naming conventions and IP address ranges for your nodes. <text:s/>This process may seem a bit complicated but once you get things set up it can save time and add structure to your cluster.</text:p>
      <text:p text:style-name="Standard"/>
      <text:p text:style-name="Standard">If you choose to use this process you will have to come back to this section after you have created the xCAT node definitions later in this process. <text:s text:c="2"/>You should read through this now and decide on naming conventions etc. for when you create your xCAT node definitions.</text:p>
      <text:p text:style-name="Standard"/>
      <text:p text:style-name="Standard">The basic process is:</text:p>
      <text:list text:style-name="L3">
        <text:list-item>
          <text:p text:style-name="P112">Decide on a node naming convention such that the node IP &amp; long hostname can be determined from the node name.</text:p>
        </text:list-item>
        <text:list-item>
          <text:p text:style-name="P112">Include all the nodes in a node “group” definition.</text:p>
        </text:list-item>
        <text:list-item>
          <text:p text:style-name="P112">Set the group “ip” and “hostnames” attribute to a regular expression that can be used to derive the node IP and hostname.</text:p>
        </text:list-item>
        <text:list-item>
          <text:p text:style-name="P112">Run the <text:span text:style-name="T11">makehosts</text:span> command to add all the node information to the /etc/hosts file.</text:p>
        </text:list-item>
      </text:list>
      <text:p text:style-name="Standard"/>
      <text:p text:style-name="Standard">As an example, <text:s/>suppose we decide on a node naming convention that includes the hardware frame number, the CEC number and the partition number. <text:s/>(Say “clstrf01c01p01” etc.) <text:s text:c="3"/>Also, lets say that the IP addresses would look something like “100.1.1.1” where the second number is the frame number, the third is the CEC number and the forth is the partition number. <text:s/></text:p>
      <text:p text:style-name="Standard"/>
      <text:p text:style-name="Standard">With this example we can define a regular expression that, given a node name, could be used to derive a corresponding IP address and long hostname.</text:p>
      <text:p text:style-name="Standard"/>
      <text:p text:style-name="Standard">To have this regular expression applied to each node you can make use of the xCAT node group support. <text:s text:c="2"/>Let's say that all your cluster nodes belong to the group “compute”. <text:s text:c="2"/>I can add the following values to the “compute” group definition.</text:p>
      <text:p text:style-name="Standard"/>
      <text:p text:style-name="P57"><text:tab/><text:span text:style-name="T11">chdef -t group -o compute <text:s/>ip='|clstrf(\d+)c(\d+)p(\d+)|10.($1+0).($2+0).<text:tab/><text:tab/><text:tab/>($3+0)|' <text:s/>hostnames='|(.*)|($1).cluster.com|'<text:tab/></text:span></text:p>
      <text:p text:style-name="Standard"/>
      <text:p text:style-name="Standard">This basically says that for any node in the “compute” group the “ip” can be derived by the regular expression <text:span text:style-name="T3">'|clstrf(\d+)c(\d+)p(\d+)|10.($1+0).($2+0).($3+0)|' </text:span><text:span text:style-name="T46">, and the hostname can be derived from the expression </text:span><text:span text:style-name="T3">|(.*)|($1).mycluster.com|'.</text:span></text:p>
      <text:p text:style-name="P57"/>
      <text:p text:style-name="P59">So let's say that you have defined all your nodes using the xCAT support such as <text:span text:style-name="T11">rscan</text:span> or <text:span text:style-name="T11">mkvm</text:span> using the naming convention mentioned above. <text:s/>Now you could display the node definition as follows:</text:p>
      <text:p text:style-name="P59"><text:soft-page-break/></text:p>
      <text:p text:style-name="P59"><text:tab/><text:span text:style-name="T3">lsdef -l <text:s/>clstrf01c02p03</text:span></text:p>
      <text:p text:style-name="P57"/>
      <text:p text:style-name="P59">Since this node belongs to the “compute” group, when I display the definition it will use the regular expressions to derive the “ip” and “hostnames” values.</text:p>
      <text:p text:style-name="P59"/>
      <text:p text:style-name="P59">The output might look something like the following:</text:p>
      <text:p text:style-name="P59"/>
      <text:p text:style-name="P2">Object name: clstrf01c02p03</text:p>
      <text:p text:style-name="P2"><text:s text:c="4"/>cons=hmc</text:p>
      <text:p text:style-name="P2"><text:s text:c="4"/>groups=lpar,all,compute</text:p>
      <text:p text:style-name="P2"><text:s text:c="4"/>hcp=clstrhmc01</text:p>
      <text:p text:style-name="P2"><text:s text:c="4"/>hostnames=clstrf01c02p03.mycluster.com</text:p>
      <text:p text:style-name="P2"><text:s text:c="4"/>id=1</text:p>
      <text:p text:style-name="P2"><text:s text:c="4"/>ip=10.1.2.3</text:p>
      <text:p text:style-name="P2"><text:s text:c="4"/>mac=001a64f9c009</text:p>
      <text:p text:style-name="P2"><text:s text:c="4"/>mgt=hmc</text:p>
      <text:p text:style-name="P2"><text:s text:c="4"/>nodetype=lpar,osi</text:p>
      <text:p text:style-name="P2"><text:s text:c="4"/>os=AIX</text:p>
      <text:p text:style-name="P2"><text:s text:c="4"/>parent=clstrf1fsp01-9125-F2A-SN024C332</text:p>
      <text:p text:style-name="P2"><text:s text:c="4"/>postscripts=myscript</text:p>
      <text:p text:style-name="P2"><text:s text:c="4"/>profile=MYimg</text:p>
      <text:p text:style-name="P2"/>
      <text:p text:style-name="P24">Now that all the nodes have an “ip” and “hostnames” value you can run the xCAT <text:span text:style-name="T11">makehosts</text:span> command to update /etc/hosts.</text:p>
      <text:p text:style-name="P24"/>
      <text:p text:style-name="P24"><text:tab/><text:span text:style-name="T4">makehosts compute -l</text:span> </text:p>
      <text:h text:style-name="Heading_20_3" text:outline-level="3">Set up a DNS nameserver</text:h>
      <text:p text:style-name="Standard">To set up the management node as the DNS name server you must set the “domain”, <text:s/>“nameservers” and “forwarders” attributes in the xCAT “site” definition. <text:s/></text:p>
      <text:p text:style-name="Standard"/>
      <text:p text:style-name="Standard">For example, if the cluster domain is “mycluster.com”, the IP address <text:s/>of the management node is “<text:span text:style-name="T5">100.0.0.41</text:span><text:span text:style-name="T43">”</text:span> and the site DNS servers are “9.14.8.1,9.14.8.2” then you would run the following command.</text:p>
      <text:p text:style-name="Standard"/>
      <text:p text:style-name="Text_20_body"><text:tab/><text:span text:style-name="T4">chdef -t site domain= mycluster.com nameservers= 100.0.0.41 forwarders= <text:tab/><text:tab/><text:tab/>9.14.8.1,9.14.8.2</text:span></text:p>
      <text:p text:style-name="P39"/>
      <text:p text:style-name="Text_20_body">Edit “/etc/resolv.conf” to contain the cluster domain and nameserver. <text:s/>For example:</text:p>
      <text:p text:style-name="P85">search mycluster.com</text:p>
      <text:p text:style-name="P85">nameserver <text:s/><text:span text:style-name="T43">100..0.0.41</text:span></text:p>
      <text:p text:style-name="P84"/>
      <text:p text:style-name="P39"><text:soft-page-break/>Create xCAT network definitions for each of the cluster networks. (Your network and mask value need to be defined for <text:span text:style-name="T11">makedns</text:span> to be able to set up the correct ip range for the management node to serve.)</text:p>
      <text:p text:style-name="P39"/>
      <text:p text:style-name="P14">You will need a name for the network and values for the following attributes.</text:p>
      <text:p text:style-name="P21"><text:tab/><text:span text:style-name="T11">net</text:span> <text:s text:c="11"/>The network address.</text:p>
      <text:p text:style-name="P21"><text:tab/><text:span text:style-name="T11">mask</text:span> <text:s text:c="7"/>The network mask.</text:p>
      <text:p text:style-name="P21"><text:tab/><text:span text:style-name="T11">gateway</text:span> <text:s text:c="3"/>The network gateway.</text:p>
      <text:p text:style-name="P42"/>
      <text:p text:style-name="P21">You can use the xCAT <text:span text:style-name="T11">makenetworks</text:span> command to gather cluster network information and create xCAT network definitions. <text:s/>See the <text:span text:style-name="T11">makenetworks</text:span> man page for details. <text:s/>(This feature is available in xCAT 2.3 and beyond.)</text:p>
      <text:p text:style-name="P21"/>
      <text:p text:style-name="P21">You can also use the xCAT <text:span text:style-name="T11">mkdef</text:span> command to define the network. </text:p>
      <text:p text:style-name="P21"/>
      <text:p text:style-name="P21">For example:</text:p>
      <text:p text:style-name="P21"/>
      <text:p text:style-name="P22"><text:tab/><text:span text:style-name="T64">mkdef -t network -o net1 net=9.114.113.224 mask=255.255.255.224 <text:tab/><text:tab/><text:tab/><text:tab/>gateway=9.114.113.254</text:span></text:p>
      <text:p text:style-name="P84"/>
      <text:p text:style-name="P39">Run <text:span text:style-name="T11">makedns</text:span> to create the /etc/named.conf file and populate the /var/named directory with resolution files. </text:p>
      <text:p text:style-name="P40"><text:tab/><text:span text:style-name="T11">makedns</text:span></text:p>
      <text:p text:style-name="P39"/>
      <text:p text:style-name="P20">Start DNS:</text:p>
      <text:p text:style-name="P39"><text:tab/><text:span text:style-name="T4">startsrc -s named</text:span><text:span text:style-name="T3"> </text:span></text:p>
      <text:list text:style-name="L4">
        <text:list-header>
          <text:p text:style-name="P137"/>
        </text:list-header>
      </text:list>
      <text:h text:style-name="Heading_20_2" text:outline-level="2">Syslog setup</text:h>
      <text:p text:style-name="P49">xCAT will automatically set up <text:span text:style-name="T11">syslog</text:span> on the management node and the cluster nodes when they are deployed (installed or booted). <text:s text:c="2"/>When <text:span text:style-name="T11">syslog</text:span> is set up on the nodes it will be configured to forward the logs to the management node. <text:s/></text:p>
      <text:p text:style-name="Text_20_body"><text:span text:style-name="T15">If you do not wish to have </text:span><text:span text:style-name="T19">syslog</text:span><text:span text:style-name="T15"> set up on the nodes you must remove the “syslog” script from the “xcatdefaults” entry in the xCAT “postscripts” table. <text:s/></text:span><text:span text:style-name="_20_Char"><text:span text:style-name="T15">You can change the “</text:span></text:span><text:span text:style-name="_20_Char"><text:span text:style-name="T16">xcatdefaults</text:span></text:span><text:span text:style-name="_20_Char"><text:span text:style-name="T15">” setting by using the xCAT </text:span></text:span><text:span text:style-name="_20_Char"><text:span text:style-name="T19">chtab</text:span></text:span><text:span text:style-name="_20_Char"><text:span text:style-name="T15"> or </text:span></text:span><text:span text:style-name="_20_Char"><text:span text:style-name="T19">tabedit</text:span></text:span><text:span text:style-name="_20_Char"><text:span text:style-name="T15"> command.</text:span></text:span></text:p>
      <text:h text:style-name="Heading_20_2" text:outline-level="2">Add cluster resolv.conf file (optional)</text:h>
      <text:p text:style-name="Standard">The xCAT deployment code will automatically handle the creation of an /etc/resolv.conf file on all the cluster nodes. <text:s/>If you want xCAT to handle this you should make sure the “domain” and “nameservers” attributes of the “site” definition are set.</text:p>
      <text:p text:style-name="Standard"/>
      <text:p text:style-name="Standard">For example:</text:p>
      <text:p text:style-name="Standard"><text:tab/><text:span text:style-name="T4">chdef -t site -o clustersite domain=mycluster.com <text:s/>nameservers= <text:tab/><text:tab/><text:tab/><text:tab/>100.240.0.1</text:span></text:p>
      <text:h text:style-name="Heading_20_2" text:outline-level="2"><text:soft-page-break/>Set cluster root password (optional)</text:h>
      <text:p text:style-name="Standard">You can have xCAT create an initial root password for the cluster nodes when they are deployed. <text:s/>To do this you must modify the xCAT “passwd” table.</text:p>
      <text:p text:style-name="Standard"/>
      <text:p text:style-name="Standard">You can use the <text:span text:style-name="T11">tabedit</text:span> command to add and entry to this table. For example: </text:p>
      <text:p text:style-name="Standard"><text:tab/><text:span text:style-name="T4">tabedit passwd</text:span></text:p>
      <text:p text:style-name="P57"/>
      <text:p text:style-name="Standard"><text:span text:style-name="T46">You will need an entry with a</text:span><text:span text:style-name="T3"> “key” </text:span><text:span text:style-name="T46">set to</text:span><text:span text:style-name="T3"> “system”, </text:span><text:span text:style-name="T46">a</text:span><text:span text:style-name="T3"> “username” </text:span><text:span text:style-name="T46">set to</text:span><text:span text:style-name="T3"> “root” </text:span><text:span text:style-name="T46">and the</text:span><text:span text:style-name="T3"> “password” </text:span><text:span text:style-name="T46">attribute set to whatever string you want</text:span><text:span text:style-name="T3">.</text:span></text:p>
      <text:p text:style-name="P57"/>
      <text:p text:style-name="P59"><text:span text:style-name="T61">In xCAT version 2.5</text:span> and beyond you may add an encrypted password to the table. <text:s/>If the password is encrypted you must also set the “cryptmethod” attribute so that the password can be set correctly on the nodes.</text:p>
      <text:p text:style-name="P57"/>
      <text:p text:style-name="P59">You can change the passwords on the nodes at any time using <text:span text:style-name="T11">xdsh</text:span> and the AIX <text:span text:style-name="T11">chpasswd</text:span> command.</text:p>
      <text:p text:style-name="P59"/>
      <text:p text:style-name="P59">For example:</text:p>
      <text:p text:style-name="P59"><text:tab/></text:p>
      <text:p text:style-name="P59"><text:tab/><text:span text:style-name="T3">xdsh node01 'echo “root:mypw” | chpasswd -c'</text:span></text:p>
      <text:p text:style-name="Standard"><text:span text:style-name="_20_Char"><text:span text:style-name="T46"/></text:span></text:p>
      <text:h text:style-name="Heading_20_2" text:outline-level="2">Set up NTP (optional)</text:h>
      <text:p text:style-name="P79">To enable the NTP services on the cluster, <text:s/>first configure NTP on the management node and start <text:span text:style-name="T11">ntpd</text:span>.</text:p>
      <text:p text:style-name="P80">Next set the “<text:span text:style-name="T5">ntpservers”</text:span> attribute in the site table. <text:s/>Whatever time servers are listed in this attribute will be used by all the nodes that boot directly from the management node. </text:p>
      <text:p text:style-name="P80">If <text:s/>your nodes have access to the internet you can use the global servers:</text:p>
      <text:p text:style-name="P81">chdef -t site ntpservers= 0.north-america.pool.ntp.org, 1.northamerica.pool.ntp.org,2.north-america.pool.ntp.org,3.northamerica.pool.ntp.org</text:p>
      <text:p text:style-name="P80">If the nodes do not have a connection to the internet (or you just want them to get their time from the management node for another reason), <text:s/>you can use your management node as the NTP server. <text:s/>For example, if the name of you management node is “myMN” then you could run the following command.</text:p>
      <text:p text:style-name="P82">chdef -t site <text:s/>ntpservers= myMN</text:p>
      <text:h text:style-name="Heading_20_2" text:outline-level="2">Increase file size limit</text:h>
      <text:p text:style-name="P23">Some of the AIX/NIM resources that are used to install nodes are quite large (1-2G) so it may be necessary to increase the file size limit. </text:p>
      <text:p text:style-name="P23"/>
      <text:p text:style-name="P14"><text:soft-page-break/>For example, to set the file size limit to “unlimited” for the user “root” you could run the following command.</text:p>
      <text:p text:style-name="P14"><text:tab/><text:span text:style-name="T4">/usr/bin/chuser fsize=-1 root</text:span></text:p>
      <text:h text:style-name="Heading_20_2" text:outline-level="2">Check the policy definitions.</text:h>
      <text:p text:style-name="Standard"/>
      <text:p text:style-name="Standard">When the xCAT software was installed it created several policy definitions. <text:s/>To list the definitions you can run:</text:p>
      <text:p text:style-name="Standard"><text:tab/><text:span text:style-name="T3">lsdef -t policy -l</text:span></text:p>
      <text:p text:style-name="P57"/>
      <text:p text:style-name="Standard"><text:span text:style-name="T46">You may need to add additional policy definitions. </text:span><text:span text:style-name="T24">For example, y</text:span><text:span text:style-name="T46">ou will need a policy for the hostname that was used when xCAT was installed. <text:s/>To find out what this was you can run:</text:span></text:p>
      <text:p text:style-name="P59"/>
      <text:p text:style-name="P57"><text:tab/>openssl x509 -text -in /etc/xcat/cert/server-cert.pem -noout|grep Subject:</text:p>
      <text:p text:style-name="P57"/>
      <text:p text:style-name="P59">So, for example, if the hostname is “myMN.foo.bar” <text:s/>then you can create a policy definition with the following command. (The policy names are numbers, just pick a number that is not yet used.)</text:p>
      <text:p text:style-name="P59"/>
      <text:p text:style-name="P57"><text:tab/>mkdef -t policy -o 8 name= myMN.foo.bar rule=allow</text:p>
      <text:h text:style-name="Heading_20_2" text:outline-level="2">Check system services</text:h>
      <text:p text:style-name="Standard"/>
      <text:list text:style-name="L5">
        <text:list-item>
          <text:p text:style-name="P175">inted</text:p>
        </text:list-item>
      </text:list>
      <text:p text:style-name="P222">inetd includes services such as telnet, ftp, bootp<text:span text:style-name="T65">/dhcp</text:span>, and others. <text:s/><text:span text:style-name="T11">Edit the /etc/inetd.conf file to turn on all services that are needed.</text:span> <text:s/>Ftp and bootp<text:span text:style-name="T65">/dhcp</text:span> are required for System p node installations. <text:s/>Stop and restart the <text:span text:style-name="T11">inetd</text:span> service after any changes:</text:p>
      <text:p text:style-name="P232">stopsrc -s inetd</text:p>
      <text:p text:style-name="P237">startsrc -s inetd</text:p>
      <text:p text:style-name="P224"/>
      <text:list text:style-name="L6">
        <text:list-item>
          <text:p text:style-name="P176">NFS</text:p>
        </text:list-item>
      </text:list>
      <text:p text:style-name="P222">NFS is required for all NIM installs. <text:s/>Ensure the NFS daemons are running:</text:p>
      <text:p text:style-name="P232">lssrc -g nfs</text:p>
      <text:p text:style-name="P226">If any NFS services are inoperative, you can stop and restart the entire group of services:</text:p>
      <text:p text:style-name="P232">stopsrc -g nfs</text:p>
      <text:p text:style-name="P232">startsrc -g nfs</text:p>
      <text:p text:style-name="P226">There are other system services that NFS depends on such as inetd, portmap, biod, and others. </text:p>
      <text:p text:style-name="P226"/>
      <text:list text:style-name="L7">
        <text:list-item>
          <text:p text:style-name="P231">TFTP</text:p>
          <text:p text:style-name="P229">To check if the TFTP daemonis running.</text:p>
          <text:list>
            <text:list-header>
              <text:p text:style-name="P225">lssrc -a | grep tftpd</text:p>
            </text:list-header>
          </text:list>
        </text:list-item>
      </text:list>
      <text:p text:style-name="P203"><text:soft-page-break/></text:p>
      <text:p text:style-name="P226"><text:s text:c="2"/>To stop and start tftp daeon.</text:p>
      <text:p text:style-name="P238"><text:s/><text:span text:style-name="T3">stopsrc -s tftpd</text:span></text:p>
      <text:p text:style-name="P232"><text:s/>startsrc -s tftpd</text:p>
      <text:p text:style-name="P86"/>
      <text:h text:style-name="P90" text:outline-level="1"><text:s/>Terminology</text:h>
      <text:p text:style-name="P50"/>
      <text:p text:style-name="P51">Some basic terminology.</text:p>
      <text:p text:style-name="P51"/>
      <text:list text:style-name="L8">
        <text:list-item>
          <text:p text:style-name="P156"><text:span text:style-name="T12">standalone – </text:span>An AIX node that has it's operating system installed on a local disk.</text:p>
        </text:list-item>
        <text:list-item>
          <text:p text:style-name="P156"><text:span text:style-name="T12">rte </text:span>install - A network installation method supported by NIM that uses a NIM lpp_source resource to install a standalone node.</text:p>
        </text:list-item>
        <text:list-item>
          <text:p text:style-name="P156"><text:span text:style-name="T11">mksysb </text:span><text:span text:style-name="T80">install - A network installation method supported by NIM that uses </text:span>a system backup of one node (mksysb image) to install other standalone cluster nodes.</text:p>
        </text:list-item>
        <text:list-item>
          <text:p text:style-name="P156"><text:span text:style-name="T11">diskful </text:span><text:span text:style-name="T80">– </text:span><text:s/><text:span text:style-name="T15">For AIX systems this means that the node has local disk storage that is used for the operating system. </text:span><text:span text:style-name="T26">(A </text:span><text:span text:style-name="T15">standalone node.) <text:s/>Diskfull AIX nodes are typically installed using the NIM </text:span><text:span text:style-name="T19">rte</text:span><text:span text:style-name="T15"> or </text:span><text:span text:style-name="T19">mksysb</text:span><text:span text:style-name="T15"> <text:s/>install methods.</text:span></text:p>
        </text:list-item>
        <text:list-item>
          <text:p text:style-name="P156"><text:span text:style-name="T11">diskless </text:span><text:span text:style-name="T80">- </text:span><text:span text:style-name="T27">The operating system is not stored on local disk. <text:s/>For AIX systems this means the file systems are mounted from a NIM server. <text:s/></text:span></text:p>
        </text:list-item>
        <text:list-item>
          <text:p text:style-name="P156"><text:span text:style-name="T11">stateful </text:span><text:span text:style-name="T80">– A node that maintains its “state” after it has been shut down and </text:span>rebooted. The node state is basically any node-specific information that has been configured on the node. <text:s/>For AIX diskless nodes this means that each node has its own NIM “root” resource that it can use to store node-specific information. Each node mounts its own root directory.</text:p>
        </text:list-item>
        <text:list-item>
          <text:p text:style-name="P162"><text:span text:style-name="T50">stateless </text:span><text:span text:style-name="T51">– A node that does NOT maintain its state after it has been shut </text:span><text:span text:style-name="T49">down and rebooted. For AIX diskless nodes this means that the nodes all use the same NIM “shared_root” resource. Each node mounts the same root directory. Anything that is written to the local root directory is redirected to memory and is lost when the node is shut down. <text:s text:c="2"/>Node-specific information must be re-established when the node is booted.</text:span></text:p>
        </text:list-item>
        <text:list-item>
          <text:p text:style-name="P162"><text:span text:style-name="T31">statelite </text:span><text:span text:style-name="T28">- An AIX diskless stateless node that also has a small amount of </text:span><text:span text:style-name="T29">persistent files and/or directories. The persistent files and/or directories are mounted on the nodes. This support is available for AIX nodes in xCAT </text:span><text:span text:style-name="T28">version 2.5 and beyond.</text:span></text:p>
        </text:list-item>
      </text:list>
      <text:h text:style-name="P90" text:outline-level="1">xCAT on AIX documentation</text:h>
      <text:h text:style-name="P91" text:outline-level="2">Installing AIX standalone nodes (using NIM rte method)</text:h>
      <text:p text:style-name="P50"><text:a xlink:type="simple" xlink:href="http://xcat.svn.sourceforge.net/viewvc/xcat/xcat-core/trunk/xCAT-client/share/doc/xCAT2onAIXinstall.pdf"><text:span text:style-name="T43">http://xcat.svn.sourceforge.net/viewvc/xcat/xcat-core/trunk/xCAT-client/share/doc/xCAT2onAIXinstall.pdf</text:span></text:a></text:p>
      <text:p text:style-name="P51"><text:soft-page-break/></text:p>
      <text:h text:style-name="P91" text:outline-level="2">Booting AIX diskless nodes (using stateless method)</text:h>
      <text:p text:style-name="P50"/>
      <text:p text:style-name="P73"><text:a xlink:type="simple" xlink:href="http://xcat.svn.sourceforge.net/viewvc/xcat/xcat-core/trunk/xCAT-client/share/doc/xCAT2onAIXDiskless.pdf"><text:span text:style-name="T43">http://xcat.svn.sourceforge.net/viewvc/xcat/xcat-core/trunk/xCAT-client/share/doc/xCAT2onAIXDiskless.pdf</text:span></text:a></text:p>
      <text:h text:style-name="P91" text:outline-level="2">Cloning AIX nodes (install using AIX mksysb image)</text:h>
      <text:p text:style-name="P56"><text:a xlink:type="simple" xlink:href="http://xcat.svn.sourceforge.net/viewvc/xcat/xcat-core/trunk/xCAT-client/share/doc/xCAT2onAIXmksysb.pdf">http://xcat.svn.sourceforge.net/viewvc/xcat/xcat-core/trunk/xCAT-client/share/doc/xCAT2onAIXmksysb.pdf</text:a></text:p>
      <text:h text:style-name="P78" text:outline-level="2">Using xCAT Service Nodes with AIX</text:h>
      <text:p text:style-name="P75"/>
      <text:p text:style-name="P77"><text:a xlink:type="simple" xlink:href="http://xcat.svn.sourceforge.net/viewvc/xcat/xcat-core/trunk/xCAT-client/share/doc/xCAT2onAIXServiceNodes.pdf"><text:span text:style-name="T48">http://xcat.svn.sourceforge.net/viewvc/xcat/xcat-core/trunk/xCAT-client/share/doc/xCAT2onAIXServiceNodes.pdf</text:span></text:a></text:p>
      <text:p text:style-name="P76"><text:a xlink:type="simple" xlink:href="http://xcat.svn.sourceforge.net/svnroot/xcat/xcat-core/trunk/xCAT-client/share/doc/xCAT2onAIXServiceNodes.pdf"><text:span text:style-name="T48"/></text:a></text:p>
      <text:h text:style-name="Heading_20_2" text:outline-level="2">Updating AIX cluster nodes</text:h>
      <text:p text:style-name="Standard"/>
      <text:p text:style-name="P76"><text:a xlink:type="simple" xlink:href="http://xcat.svn.sourceforge.net/viewvc/xcat/xcat-core/trunk/xCAT-client/share/doc/xCAT2onAIXUpdates.pdf"><text:span text:style-name="T48">http://xcat.svn.sourceforge.net/viewvc/xcat/xcat-core/trunk/xCAT-client/share/doc/xCAT2onAIXUpdates.pdf</text:span></text:a></text:p>
      <text:p text:style-name="P19"/>
      <text:h text:style-name="Heading_20_1" text:outline-level="1">Using AIX statelite support</text:h>
      <text:p text:style-name="Standard"/>
      <text:h text:style-name="Heading_20_2" text:outline-level="2">AIX statelite support overview</text:h>
      <text:p text:style-name="Standard"/>
      <text:p text:style-name="Standard">This support is available in xCAT version 2.5 and beyond.</text:p>
      <text:p text:style-name="Standard"/>
      <text:p text:style-name="P83"><text:span text:style-name="T11">Note:</text:span> <text:s/><text:span text:style-name="T61">The xCAT </text:span><text:span text:style-name="T9">statelite</text:span><text:span text:style-name="T61"> implementation for AIX is not the same as the Linux implementation due to basic differences in the base operating systems and their deployment methods. <text:s/></text:span></text:p>
      <text:p text:style-name="Standard"/>
      <text:p text:style-name="P21">The xCAT support for AIX diskless nodes includes options for using either a NIM <text:s text:c="4"/>"root" or a "shared_root" resource. <text:s/>You can choose either one for a diskless node deployment. <text:s/></text:p>
      <text:p text:style-name="P94"/>
      <text:p text:style-name="P94">If you choose the “<text:span text:style-name="T3">root”</text:span> resource then each node will get it's own unique mounted root file system. <text:s/>If the node is shut down and rebooted it will get the same root filesystem. <text:s/>Anything that the node wrote to it's root file system is preserved. <text:s/>This case is referred to as "stateful".</text:p>
      <text:p text:style-name="P94"/>
      <text:p text:style-name="P94"><text:soft-page-break/>If you choose a "<text:span text:style-name="T3">shared_root</text:span>" resource then the nodes will share the same root filesystem. <text:s/>When an individual node writes to it's root file system it is actually writing to local memory (using the AIX STNFS support). <text:s/>If the node is shut down and rebooted it will get the same root filesystem it originally started with. In this case anything that the node wrote to it's root file system is lost. Any node-specific information or configuration will have to be redone. This case is referred to as "stateless".</text:p>
      <text:p text:style-name="P94"/>
      <text:p text:style-name="P94">The big advantage for using <text:span text:style-name="T3">stateless</text:span> nodes is that they can all share a common “<text:span text:style-name="T3">shared_root</text:span>” resource and that there is very little network traffic since the nodes all write to local memory. <text:s text:c="2"/></text:p>
      <text:p text:style-name="P94"/>
      <text:p text:style-name="P95">For large scale cluster environments it may be advantageous to use a <text:span text:style-name="T3">stateless</text:span> implementation. <text:s/>However there will very likely be a need to have some subset of files or directories be persistent. <text:s/>There also may be a need to specify unique files or directories for each node. <text:s/></text:p>
      <text:p text:style-name="P95"/>
      <text:p text:style-name="P95">The xCAT on AIX “statelite” <text:s/>implementation provides this type of support. <text:s text:c="2"/>It basically provides the ability to “overlay” specific files or directories over the standard diskless-stateless support. <text:s text:c="2"/></text:p>
      <text:p text:style-name="P95"/>
      <text:p text:style-name="P95">The AIX stateless support is only available when using the diskless-stateless deployment method.</text:p>
      <text:p text:style-name="P95"/>
      <text:p text:style-name="P96">The <text:span text:style-name="T3">statelite</text:span> setup on the node occurs early in the boot process. <text:s/>Any information that is provided in <text:span text:style-name="T3">statelite</text:span> files or directories will be used in the boot process.</text:p>
      <text:h text:style-name="Heading_20_2" text:outline-level="2">Statelite options</text:h>
      <text:p text:style-name="Standard"/>
      <text:p text:style-name="Standard">The xCAT for AIX statelite support includes the following three options:</text:p>
      <text:p text:style-name="Standard"/>
      <text:list text:style-name="L9">
        <text:list-item>
          <text:p text:style-name="P116"><text:span text:style-name="T11">persistent</text:span> – Provide a mounted file or directory that is copied to the xCAT persistent location and then over-mounted read-write on the local file or directory. <text:s text:c="2"/>Anything written to that file or directory is preserved. <text:s/>For example, this could be used to preseve log or trace files or to provide node configuration data for the next time the node is booted. (Requires the <text:span text:style-name="T3">statelite</text:span> table to be filled out with a location for persistent storage – see below).</text:p>
          <text:p text:style-name="P116"/>
        </text:list-item>
        <text:list-item>
          <text:p text:style-name="P116"><text:span text:style-name="T11">rw</text:span> - <text:span text:style-name="T35">Provide a file or directory for a node to use when booting, allow the node to write to the file, but on the next </text:span><text:span text:style-name="T35">diskless boot</text:span><text:span text:style-name="T35"> the original (or latest) version of the file on the server will be used. <text:s text:c="2"/>( read-write – non-persistent)</text:span></text:p>
          <text:p text:style-name="P119"/>
        </text:list-item>
        <text:list-item>
          <text:p text:style-name="P116"><text:span text:style-name="T11">ro</text:span> – Provide files or directories that can be overmounted read-only on the local files or directories. The directory or file will be mounted on the node while the node is running (not just during the boot process), and overmounted on the local version of the file or directory. <text:s text:c="2"/>Changes made to this file on the <text:soft-page-break/>server will be immediately seen in this file on the node. (Requires the <text:span text:style-name="T3">litetree</text:span> table to be filled in– see below.)</text:p>
        </text:list-item>
      </text:list>
      <text:p text:style-name="Standard"/>
      <text:p text:style-name="Standard">The examples provided below illustrate how to use these options.</text:p>
      <text:p text:style-name="Standard"/>
      <text:h text:style-name="Heading_20_2" text:outline-level="2">Statelite database tables</text:h>
      <text:p text:style-name="P95"/>
      <text:p text:style-name="P94"><text:span text:style-name="T61">In order to specify the information needed for xCAT to do the statelite setup you must update one or more of the xCAT </text:span><text:span text:style-name="T9">statelite</text:span><text:span text:style-name="T61"> database tables.</text:span></text:p>
      <text:p text:style-name="P95"/>
      <text:p text:style-name="Standard">There are three xCAT database tables that may need to be updated to implement the xCAT statelite support.</text:p>
      <text:p text:style-name="Standard"/>
      <text:p text:style-name="P67"><text:span text:style-name="T70">The </text:span><text:span text:style-name="T75">statelite</text:span><text:span text:style-name="T70"> table contains the location on an NFS server where a nodes persistent files and directories are stored. <text:s/>Any file marked persistent in the </text:span><text:span text:style-name="T71">litefile</text:span><text:span text:style-name="T70"> table will be stored in the location specified in this table for that node.</text:span></text:p>
      <text:p text:style-name="P64"/>
      <text:p text:style-name="P64">Example:</text:p>
      <text:p text:style-name="P64"/>
      <text:p text:style-name="P1">Assume that the xCAT node group name is “<text:span text:style-name="T3">aixnodes</text:span>”, that the server for the NFS mounted directory will be the management node (<text:span text:style-name="T3">xcatmn</text:span>), and that the persistent directory is <text:span text:style-name="T3">/nodedata</text:span>.</text:p>
      <text:p text:style-name="P1"/>
      <text:p text:style-name="P1">In this case the table entry would look like the following:</text:p>
      <text:p text:style-name="P1"/>
      <text:p text:style-name="P1"><text:tab/>#node,image,statemnt,comments,disable</text:p>
      <text:p text:style-name="P2"><text:tab/>“aixnodes”,,”xcatmn:/nodedata/”,,,</text:p>
      <text:p text:style-name="P1"/>
      <text:p text:style-name="P7">The “image” value is not currently used in this table.</text:p>
      <text:p text:style-name="P67"><text:span text:style-name="T70"/></text:p>
      <text:p text:style-name="P67"><text:span text:style-name="T70">In the </text:span><text:span text:style-name="T72">statelite</text:span><text:span text:style-name="T70"> table, <text:s/>The “</text:span><text:span text:style-name="T72">node</text:span><text:span text:style-name="T70">” attribute can be filled in with either a node name or a group name. <text:s/></text:span><text:span text:style-name="T76">However, you must make sure a node is not included twice. </text:span><text:span text:style-name="T77">This could easily happen when using group names. There can be only one statelite persistent directory per node.</text:span></text:p>
      <text:p text:style-name="P67"><text:span text:style-name="T77"/></text:p>
      <text:p text:style-name="P142"><text:span text:style-name="T70">Make sure you export any directories that are listed in this table before <text:s/>attempting to boot the nodes. </text:span></text:p>
      <text:p text:style-name="P67"/>
      <text:p text:style-name="P67"><text:span text:style-name="T70">The </text:span><text:span text:style-name="T75">litefile</text:span><text:span text:style-name="T70"> table specifies the directories and files for the statelite setup along with the <text:s/>option to use to do the setup. <text:s text:c="3"/></text:span></text:p>
      <text:p text:style-name="P64"/>
      <text:p text:style-name="P64">Example:</text:p>
      <text:p text:style-name="P64"/>
      <text:p text:style-name="P1"><text:span text:style-name="T70">The “image” value can be either the name of the xCAT </text:span><text:span text:style-name="T72">osimage</text:span><text:span text:style-name="T70"> definition or “ALL” (which means all osimages.)</text:span></text:p>
      <text:p text:style-name="P1"><text:soft-page-break/></text:p>
      <text:p text:style-name="P3">#image,file,options,comments,disable</text:p>
      <text:p text:style-name="P10">"ALL<text:span text:style-name="T5">","/mydata/",”persistent”,,</text:span></text:p>
      <text:p text:style-name="P11">"61cosi","/lppcfg",”rw”,,</text:p>
      <text:p text:style-name="P12">"61cosi","/etc/lppcfg",”ro”,,</text:p>
      <text:p text:style-name="P62"/>
      <text:p text:style-name="P62"><text:tab/>Note: A directory name should end with a “/”.</text:p>
      <text:p text:style-name="P64"/>
      <text:p text:style-name="P67"><text:span text:style-name="T70">The </text:span><text:span text:style-name="T75">litetree</text:span><text:span text:style-name="T70"> table controls where the initial content of the files in the </text:span><text:span text:style-name="T71">litefile</text:span><text:span text:style-name="T70"> table come from, and the long term content of the “ro” files. <text:s/>The “</text:span><text:span text:style-name="T72">priority</text:span><text:span text:style-name="T70">” value indicates the search path to use when looking for a file or directory. <text:s/>If the file cannot be found in any of the </text:span><text:span text:style-name="T72">litetree</text:span><text:span text:style-name="T70"> entries (or there are no entries), then the default will be to use the file contained in the </text:span><text:span text:style-name="T72">osimage</text:span><text:span text:style-name="T70"> SPOT resource.</text:span></text:p>
      <text:p text:style-name="P67"><text:span text:style-name="T38"/></text:p>
      <text:p text:style-name="P171"><text:span text:style-name="T40">The </text:span><text:span text:style-name="T39">directory</text:span><text:span text:style-name="T40"> value must be the location (hostname:path) of a directory that contains the file or directory </text:span><text:span text:style-name="T41">exactly as specified</text:span><text:span text:style-name="T40"> in the </text:span><text:span text:style-name="T39">litefile</text:span><text:span text:style-name="T40"> table. <text:s/>For example, if the </text:span><text:span text:style-name="T39">litefile</text:span><text:span text:style-name="T40"> entry is "/etc/motd" and the </text:span><text:span text:style-name="T39">litetree</text:span><text:span text:style-name="T40"> directory entry is "/myfiles" then the assumption is that the file would be located in "/myfiles/etc/motd".</text:span></text:p>
      <text:p text:style-name="P143"><text:span text:style-name="T42">Make sure you export any directories that are listed in this table before <text:s/>attempting to boot the nodes. </text:span></text:p>
      <text:p text:style-name="P172"/>
      <text:p text:style-name="P64">Example:</text:p>
      <text:p text:style-name="P64"><text:tab/></text:p>
      <text:p text:style-name="P64"><text:tab/>#priority,image,directory,comments,disable</text:p>
      <text:p text:style-name="Standard"><text:tab/>“<text:span text:style-name="T5">1”,”</text:span><text:span text:style-name="T68">61cosi”,”</text:span><text:span text:style-name="T3">xcatmn:/clstrnodedata/</text:span><text:span text:style-name="T3">”,,,</text:span></text:p>
      <text:p text:style-name="P67"><text:span text:style-name="T72"><text:tab/>“2”</text:span><text:span text:style-name="T73">,”61cosi”,”</text:span><text:span text:style-name="T72">xcatsvr:/mydata/</text:span><text:span text:style-name="T72">”,,,</text:span></text:p>
      <text:p text:style-name="P65"/>
      <text:p text:style-name="P67"><text:span text:style-name="T70">To update an xCAT database table you can use the </text:span><text:span text:style-name="T71">tabedit</text:span><text:span text:style-name="T70"> comand. <text:s/>(“tabedit &lt;table-name&gt;”) <text:s text:c="2"/>See the </text:span><text:span text:style-name="T71">tabedit</text:span><text:span text:style-name="T70"> man page for details.</text:span></text:p>
      <text:p text:style-name="P64"/>
      <text:p text:style-name="P64">Also see the examples described below.</text:p>
      <text:p text:style-name="P64"/>
      <text:h text:style-name="P92" text:outline-level="2">Examples of how to use the xCAT for AIX statelite support</text:h>
      <text:p text:style-name="P70"/>
      <text:p text:style-name="Text_20_body"><text:span text:style-name="T80">Refer to the xCAT documents that describe now to boot diskless AIX nodes (mentioned above) for details on the deployment process. <text:s text:c="2"/>The examples below describe </text:span><text:span text:style-name="T63">additional</text:span><text:span text:style-name="T80"> steps that are needed to utilize the </text:span><text:span text:style-name="T8">statelite</text:span><text:span text:style-name="T80"> support.</text:span></text:p>
      <text:p text:style-name="P24"><text:span text:style-name="T44">When the </text:span><text:span text:style-name="T13">mkdsklsnode</text:span><text:span text:style-name="T44"> command is run during the deployment process it will <text:s/>use the information in the </text:span><text:span text:style-name="T6">statelite</text:span><text:span text:style-name="T44"> tables to make modifications to the </text:span><text:span text:style-name="T6">osimage </text:span><text:span text:style-name="T44">SPOT resource to prepare for the </text:span><text:span text:style-name="T6">statelite</text:span><text:span text:style-name="T44"> setup. <text:s text:c="2"/>When the node boot process begins an xCAT setup script is run to do the required </text:span><text:span text:style-name="T6">statelite</text:span><text:span text:style-name="T44"> setup on the node.</text:span></text:p>
      <text:p text:style-name="P25"/>
      <text:p text:style-name="P24"><text:soft-page-break/><text:span text:style-name="T44">You must add the required information to the </text:span><text:span text:style-name="T6">statelite</text:span><text:span text:style-name="T44"> tables before you run </text:span><text:span text:style-name="T13">mkdsklsnode</text:span><text:span text:style-name="T44">. <text:s/></text:span></text:p>
      <text:p text:style-name="P25"/>
      <text:p text:style-name="P24"><text:span text:style-name="T44">The “</text:span><text:span text:style-name="T13">Result</text:span><text:span text:style-name="T44">” sections below indicate some of the internal structure that is used in the xCAT for AIX implementation. <text:s text:c="2"/>(This may be useful for debug purposes.)</text:span></text:p>
      <text:p text:style-name="P74"/>
      <text:h text:style-name="Heading_20_3" text:outline-level="3">Provide a persistent logging directory </text:h>
      <text:p text:style-name="Standard"/>
      <text:p text:style-name="Standard">Provide a unique persistent logging directory location for the cluster diskless-stateless nodes. <text:s/>(read-write-persistent directory)</text:p>
      <text:p text:style-name="Standard"/>
      <text:p text:style-name="P23">Assume that you have an xCAT node group named “<text:span text:style-name="T3">aixstateless</text:span>”, that the server for the NFS mounted directory will be the management node (<text:span text:style-name="T3">xcatmn</text:span>), and that the persistent directory is <text:span text:style-name="T3">/nodedata</text:span>. Also assume the xCAT <text:span text:style-name="T3">osimage</text:span> name is “<text:span text:style-name="T3">61dskls</text:span>” and that the directory to store the logs in should be “<text:span text:style-name="T3">/logs</text:span>”.</text:p>
      <text:p text:style-name="Standard"/>
      <text:list text:style-name="L10">
        <text:list-item>
          <text:p text:style-name="P133">Modify the <text:span text:style-name="T3">statelite</text:span> table. <text:s/>( using <text:span text:style-name="T11">tabedit</text:span>)</text:p>
        </text:list-item>
      </text:list>
      <text:p text:style-name="Standard"/>
      <text:p text:style-name="P1">#node,image,statemnt,comments,disable</text:p>
      <text:p text:style-name="P2">“aixstateless”,,”xcatmn:/nodedata”,,</text:p>
      <text:p text:style-name="Standard"/>
      <text:p text:style-name="P1">This says that each node in the “<text:span text:style-name="T3">aixstateless</text:span>” node group will store their persistent data in the <text:span text:style-name="T3">/nodedata</text:span> file system mounted from the management node.</text:p>
      <text:p text:style-name="P1"/>
      <text:p text:style-name="P155"><text:span text:style-name="T42">Make sure you export any directories that are listed in this table before <text:s/>attempting to boot the nodes. </text:span></text:p>
      <text:p text:style-name="Standard"/>
      <text:list text:style-name="L10" text:continue-numbering="true">
        <text:list-item>
          <text:p text:style-name="P133">Modify the <text:span text:style-name="T3">litefile</text:span> table. <text:s/>( using <text:span text:style-name="T11">tabedit</text:span>)</text:p>
        </text:list-item>
      </text:list>
      <text:p text:style-name="Standard"/>
      <text:p text:style-name="P69"><text:tab/>#image,file,options,comments,disable</text:p>
      <text:p text:style-name="P57"><text:tab/>"<text:span text:style-name="T43">61dskls","/logs/",”persistent”,,</text:span></text:p>
      <text:p text:style-name="P58"/>
      <text:p text:style-name="P4"><text:span text:style-name="T43">This says that any node using the “</text:span><text:span text:style-name="T5">61dskls</text:span><text:span text:style-name="T43">” osimage should have a </text:span><text:span text:style-name="T5">/logs/</text:span><text:span text:style-name="T43"> directory, and that it should be persistent. <text:s/>Notice that a directory name must end in a “/”.</text:span></text:p>
      <text:p text:style-name="P5"/>
      <text:list text:style-name="L11">
        <text:list-header>
          <text:p text:style-name="P144"><text:span text:style-name="T11">Result</text:span><text:span text:style-name="T43">:</text:span></text:p>
          <text:p text:style-name="P144"><text:span text:style-name="T43">When the node (say node01) writes to it's local </text:span><text:span text:style-name="T5">/logs</text:span><text:span text:style-name="T43"> directory </text:span><text:span text:style-name="T30">it really goes to the over-mounted </text:span><text:span text:style-name="T32">/.statelite/persistent/node01/logs</text:span><text:span text:style-name="T30"> directory. <text:s/>These directories were created during the </text:span><text:span text:style-name="T32">statelite</text:span><text:span text:style-name="T30"> setup. The </text:span><text:span text:style-name="T32">/nodedata</text:span><text:span text:style-name="T30"> directory was then mounted from the management node. <text:s text:c="2"/>So when you write to the local </text:span><text:span text:style-name="T32">/logs</text:span><text:span text:style-name="T30"> directory you are really writing to the </text:span><text:span text:style-name="T32">/nodedata/node01/logs </text:span><text:span text:style-name="T30">directory</text:span><text:span text:style-name="T32"> </text:span><text:span text:style-name="T30">on the management node.</text:span></text:p>
        </text:list-header>
      </text:list>
      <text:p text:style-name="P37"/>
      <text:h text:style-name="Heading_20_3" text:outline-level="3"><text:soft-page-break/>Provide a read-write configuration file</text:h>
      <text:p text:style-name="P29">Provide the current version of a configuration file for the node to use when booting, allow the node to write to the file, but on the next install the latest version of the file on the server should be used. <text:s text:c="2"/>(read-write - non-persistent)</text:p>
      <text:p text:style-name="P68"/>
      <text:p text:style-name="P29">Assume that you want any node that uses the <text:span text:style-name="T3">osimage</text:span> named “<text:span text:style-name="T3">61dskls</text:span>” to boot using the configuration file called “<text:span text:style-name="T3">/etc/FScfg”</text:span>. <text:s/>The original version of the file should come from the server named <text:s/>“<text:span text:style-name="T69">FSserver.cluster.com”</text:span><text:span text:style-name="T67">.</text:span></text:p>
      <text:list text:style-name="L12">
        <text:list-header>
          <text:p text:style-name="P120"/>
        </text:list-header>
        <text:list-item>
          <text:p text:style-name="P138">Modify the <text:span text:style-name="T3">litefile</text:span> table. <text:s/>( using <text:span text:style-name="T11">tabedit</text:span>)</text:p>
          <text:p text:style-name="P120"/>
          <text:p text:style-name="P122"><text:tab/>#image,file,options,comments,disable</text:p>
          <text:p text:style-name="P123"><text:tab/>"<text:span text:style-name="T43">61dskls","/etc/FScfg",</text:span><text:span text:style-name="T45">”rw”,,</text:span></text:p>
          <text:p text:style-name="P125"/>
          <text:p text:style-name="P150"><text:span text:style-name="T43">This says that any node using the “</text:span><text:span text:style-name="T5">61dskls</text:span><text:span text:style-name="T43">” </text:span><text:span text:style-name="T5">osimage</text:span><text:span text:style-name="T43"> should have an </text:span><text:span text:style-name="T5">/etc/FScfg</text:span><text:span text:style-name="T43"> file, and that it should be read-write.</text:span></text:p>
          <text:p text:style-name="P125"/>
        </text:list-item>
        <text:list-item>
          <text:p text:style-name="P138">Modify the <text:span text:style-name="T3">litetree</text:span> table. <text:s/>( using <text:span text:style-name="T11">tabedit</text:span>)</text:p>
          <text:p text:style-name="P154"/>
          <text:p text:style-name="P140"><text:tab/>#priority,image,directory,comments,disable</text:p>
          <text:p text:style-name="P239"><text:span text:style-name="T3">“1”,”61dskls</text:span><text:span text:style-name="T69">”,”FSserver.cluster.com</text:span><text:span text:style-name="T3">:/myfiles</text:span><text:span text:style-name="T3">”,,,</text:span></text:p>
        </text:list-item>
      </text:list>
      <text:p text:style-name="P54"/>
      <text:p text:style-name="P152">This says that the initial version of the file should be taken from “<text:span text:style-name="T69">Fsserver.cluster.com</text:span><text:span text:style-name="T3">:/myfiles</text:span><text:span text:style-name="T57">”</text:span></text:p>
      <text:p text:style-name="P152"><text:span text:style-name="T57"/></text:p>
      <text:p text:style-name="P153"><text:span text:style-name="T70">Make sure you export any directories that are listed in this table before <text:s/>attempting to boot the nodes. </text:span></text:p>
      <text:p text:style-name="P6"/>
      <text:list text:style-name="L13">
        <text:list-header>
          <text:p text:style-name="P146">Result:</text:p>
          <text:p text:style-name="P148"><text:span text:style-name="T58">When the node is being booted an xCAT script mounts “</text:span><text:span text:style-name="T57">/myfiles”</text:span><text:span text:style-name="T58"> from “</text:span><text:span text:style-name="T57">FSserver” </text:span><text:span text:style-name="T58">and copies “</text:span><text:span text:style-name="T57">/myfiles/etc/FScfg”</text:span><text:span text:style-name="T58"> into the local </text:span><text:span text:style-name="T57">/etc/FScfg.</text:span></text:p>
        </text:list-header>
      </text:list>
      <text:p text:style-name="P100"/>
      <text:p text:style-name="P23">When the node writes to the file it is actually writing to local memory, (the normal stateless function), and the updates are not preserved for the next deployment. <text:s/>When the node is re-deployed the /<text:span text:style-name="T33">etc/FScfg </text:span>file from <text:span text:style-name="T33">FSserver</text:span> is again used for the initial value. </text:p>
      <text:p text:style-name="P55"/>
      <text:h text:style-name="Heading_20_3" text:outline-level="3">Provide a read-only configuration file</text:h>
      <text:p text:style-name="Standard"/>
      <text:p text:style-name="Standard">Provide the nodes with a unique configuration files to use when booting. <text:s text:c="2"/>The file should not be modified. <text:s/><text:span text:style-name="T15">( read-only )</text:span></text:p>
      <text:p text:style-name="P49"/>
      <text:p text:style-name="P27">The server for the NFS mounted directory is the management node (<text:span text:style-name="T3">xcatmn</text:span>). The <text:span text:style-name="T3">osimage</text:span> name is be “<text:span text:style-name="T3">61dskls</text:span>” and the configuration file is <text:span text:style-name="T3">/etc/lppcfg</text:span>. <text:s/></text:p>
      <text:p text:style-name="P27"/>
      <text:list text:style-name="L14">
        <text:list-item>
          <text:p text:style-name="P129"><text:soft-page-break/>Modify the <text:span text:style-name="T3">litefile</text:span> table. <text:s/>( using <text:span text:style-name="T11">tabedit</text:span>)</text:p>
          <text:p text:style-name="P129"/>
          <text:p text:style-name="P135"><text:span text:style-name="T81"><text:tab/></text:span><text:span text:style-name="T37">#image,file,options,comments,disable</text:span></text:p>
          <text:p text:style-name="P124"><text:tab/>"<text:span text:style-name="T43">61dskls","/etc/lppcfg",”ro”,,</text:span></text:p>
          <text:p text:style-name="P127"/>
          <text:p text:style-name="P151"><text:span text:style-name="T43">This says that any node using the “</text:span><text:span text:style-name="T5">61dskls</text:span><text:span text:style-name="T43">” osimage should have a </text:span><text:span text:style-name="T5">/etc/lppcfg</text:span><text:span text:style-name="T43"> file, and that it should be read-only.</text:span></text:p>
          <text:p text:style-name="P127"/>
        </text:list-item>
        <text:list-item>
          <text:p text:style-name="P129">Modify the <text:span text:style-name="T3">litetree </text:span><text:s/>table. <text:s/>( using <text:span text:style-name="T11">tabedit</text:span>)</text:p>
        </text:list-item>
      </text:list>
      <text:p text:style-name="P49"/>
      <text:p text:style-name="P49"><text:tab/><text:tab/><text:span text:style-name="T3">#priority,image,directory,comments,disable</text:span></text:p>
      <text:p text:style-name="Standard"><text:span text:style-name="T16"><text:tab/><text:tab/>“</text:span><text:span text:style-name="T3">1”,”61dskls”, ”</text:span><text:span text:style-name="T16">xcatmn:/statelite/</text:span><text:span text:style-name="T16">”,,,</text:span></text:p>
      <text:p text:style-name="P23"><text:span text:style-name="T36"><text:tab/><text:tab/></text:span><text:span text:style-name="T34">“2”,</text:span><text:span text:style-name="T33">”61dskls”</text:span><text:span text:style-name="T34">, “xcatmn:/”,,,</text:span><text:span text:style-name="T16"><text:tab/></text:span></text:p>
      <text:p text:style-name="P1"><text:span text:style-name="T15">T</text:span><text:span text:style-name="T21">his says that any node using the “</text:span>61dskls<text:span text:style-name="T21">” </text:span>osimage<text:span text:style-name="T21"> should look for the </text:span>litefile<text:span text:style-name="T21"> names, first in the </text:span>”xcatmn:/statelite/” <text:span text:style-name="T21">directory</text:span> <text:span text:style-name="T21">and, if not found, then look for it in</text:span> ”xcatmn:/” (ie. Take the file from the management node.). <text:s text:c="2"/>If the file is not found in either of these places the default will be to take the one that exists in the SPOT “inst_root” location. <text:s text:c="2"/>If that doesn't exist then an empty file is created.</text:p>
      <text:p text:style-name="P1"/>
      <text:p text:style-name="P153"><text:span text:style-name="T70">Make sure you export any directories that are listed in this table before <text:s/>attempting to boot the nodes. </text:span></text:p>
      <text:p text:style-name="P27"/>
      <text:list text:style-name="L15">
        <text:list-header>
          <text:p text:style-name="P147">Result</text:p>
          <text:p text:style-name="P141"/>
        </text:list-header>
      </text:list>
      <text:p text:style-name="P34"><text:span text:style-name="T46">When the </text:span><text:span text:style-name="T3">statelite</text:span><text:span text:style-name="T46"> setup is being done xCAT will find the file using the entries in the </text:span><text:span text:style-name="T3">litetree</text:span><text:span text:style-name="T46"> table. <text:s text:c="2"/>It will then mount the correct file or directory to the local xCAT </text:span><text:span text:style-name="T3">statelite</text:span><text:span text:style-name="T46"> directories. <text:s text:c="2"/>Then the xCAT statelite directory is used to overmount the local </text:span><text:span text:style-name="T3">"/etc/lppcfg" file.</text:span></text:p>
      <text:p text:style-name="P31"><text:s/></text:p>
      <text:p text:style-name="P34"><text:span text:style-name="T46">When the node reads the local “</text:span><text:span text:style-name="T53">/etc/lppcfg</text:span><text:span text:style-name="T54"> “ file</text:span><text:span text:style-name="T46"> it is actually reading the file mounted from the server specified in the </text:span><text:span text:style-name="T3">litetree</text:span><text:span text:style-name="T46"> table. <text:s/>Any change to the file located on the server will be seen immediately on the local node.</text:span></text:p>
      <text:p text:style-name="P27"/>
      <text:h text:style-name="Heading_20_3" text:outline-level="3">Using variables in table entries</text:h>
      <text:p text:style-name="Standard"/>
      <text:p text:style-name="P30"><text:span text:style-name="T56">In the previous examples it would also have been possible to specify unique files or directories for each node or set of nodes. <text:s/>To do this you could use variables from the xCAT database. <text:s/></text:span><text:span text:style-name="T78">When the </text:span><text:span text:style-name="T74">statelite</text:span><text:span text:style-name="T78"> setup information is read, the variables in the table will be substituted with the actual values for that node. <text:s text:c="2"/>This would support having one statement cover multiple different nodes. <text:s text:c="2"/>It will also support having unique servers and locations for each node or group of nodes. </text:span></text:p>
      <text:p text:style-name="P35"/>
      <text:p text:style-name="P30"><text:span text:style-name="T78">For example, a “</text:span><text:span text:style-name="T74">directory</text:span><text:span text:style-name="T78">” entry in the </text:span><text:span text:style-name="T74">litetree</text:span><text:span text:style-name="T78"> table might look like the following:</text:span></text:p>
      <text:p text:style-name="P35"/>
      <text:p text:style-name="Text_20_body"><text:soft-page-break/><text:span text:style-name="T52"><text:tab/>$noderes.nfsserver:/mydir/$node</text:span><text:span text:style-name="T49"><text:tab/></text:span></text:p>
      <text:p text:style-name="P30"><text:span text:style-name="T78">This would mean that the NFS server would be the value of “</text:span><text:span text:style-name="T52">$noderes.nfsserver” </text:span><text:span text:style-name="T55">for this node definition and the location would be </text:span><text:span text:style-name="T52">“/mydir/&lt;nodename&gt;”.</text:span></text:p>
      <text:p text:style-name="P36"/>
      <text:p text:style-name="P29"><text:span text:style-name="T58">You could also use the variable support for the “</text:span><text:span text:style-name="T57">statement</text:span><text:span text:style-name="T58">” attribute of the </text:span><text:span text:style-name="T57">statelite</text:span><text:span text:style-name="T58"> table. <text:s/>For example,</text:span></text:p>
      <text:p text:style-name="P38"/>
      <text:p text:style-name="P13">#node,image,statemnt,comments,disable</text:p>
      <text:p text:style-name="P13">"node01",,"$noderes.servicenode:/foo/$nodetype.profile",,</text:p>
      <text:p text:style-name="P13"/>
      <text:p text:style-name="P17">This would say to use the node's service node as the NFS server and “<text:span text:style-name="T3">/foo/&lt;osimage_name&gt;</text:span>” as the persistent directory.</text:p>
      <text:p text:style-name="Standard"/>
      <text:h text:style-name="P90" text:outline-level="1">References</text:h>
      <text:list text:style-name="L16">
        <text:list-item>
          <text:p text:style-name="P164">xCAT man pages: <text:s/><text:a xlink:type="simple" xlink:href="http://xcat.sf.net/man1/xcat.1.html">http://xcat.sf.net/man1/xcat.1.html</text:a></text:p>
        </text:list-item>
        <text:list-item>
          <text:p text:style-name="P164">xCAT DB table descriptions: <text:a xlink:type="simple" xlink:href="http://xcat.sf.net/man5/xcatdb.5.html">http://xcat.sf.net/man5/xcatdb.5.html</text:a></text:p>
        </text:list-item>
        <text:list-item>
          <text:p text:style-name="P164">xCAT mailing list: <text:s/><text:a xlink:type="simple" xlink:href="http://xcat.org/mailman/listinfo/xcat-user">http://xcat.org/mailman/listinfo/xcat-user</text:a></text:p>
        </text:list-item>
        <text:list-item>
          <text:p text:style-name="P164">xCAT bugs: <text:s/><text:a xlink:type="simple" xlink:href="https://sourceforge.net/tracker/?group_id=208749&amp;atid=1006945">https://sourceforge.net/tracker/?group_id=208749&amp;atid=1006945</text:a></text:p>
        </text:list-item>
        <text:list-item>
          <text:p text:style-name="P164">xCAT feature requests: <text:s/><text:a xlink:type="simple" xlink:href="https://sourceforge.net/tracker/?group_id=208749&amp;atid=1006948">https://sourceforge.net/tracker/?group_id=208749&amp;atid=1006948</text:a></text:p>
        </text:list-item>
        <text:list-item>
          <text:p text:style-name="P164">xCAT wiki: <text:s/><text:a xlink:type="simple" xlink:href="http://xcat.wiki.sourceforge.net/">http://xcat.wiki.sourceforge.net/</text:a> </text:p>
          <text:p text:style-name="P16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Tms Rmn1" svg:font-family="'Tms Rmn'" style:font-family-generic="roman"/>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RTF_5f_Num_20_3_20_1" style:display-name="RTF_Num 3 1" style:family="text">
      <style:text-properties style:font-name="Symbol" fo:font-size="11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dc:title>
    <meta:initial-creator>IBM_USER</meta:initial-creator>
    <meta:creation-date>2008-02-27T15:09:00</meta:creation-date>
    <dc:date>2010-10-07T13:43:31</dc:date>
    <meta:print-date>2008-06-16T08:25:03</meta:print-date>
    <meta:editing-cycles>276</meta:editing-cycles>
    <meta:editing-duration>P4DT1H51M43S</meta:editing-duration>
    <meta:user-defined meta:name="Info 1"/>
    <meta:user-defined meta:name="Info 2"/>
    <meta:user-defined meta:name="Info 3"/>
    <meta:user-defined meta:name="Info 4"/>
    <meta:document-statistic meta:table-count="0" meta:image-count="0" meta:object-count="0" meta:page-count="21" meta:paragraph-count="391" meta:word-count="6282" meta:character-count="37627"/>
  </office:meta>
</office:document-meta>
</file>